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2.5382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9744in"/>
    </style:style>
    <style:style style:name="co36" style:family="table-column">
      <style:table-column-properties fo:break-before="auto" style:column-width="2.1252in"/>
    </style:style>
    <style:style style:name="co37" style:family="table-column">
      <style:table-column-properties fo:break-before="auto" style:column-width="2.0547in"/>
    </style:style>
    <style:style style:name="co38" style:family="table-column">
      <style:table-column-properties fo:break-before="auto" style:column-width="0.8909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4.218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9437in" fo:break-before="auto" style:use-optimal-row-height="false"/>
    </style:style>
    <style:style style:name="ro27" style:family="table-row">
      <style:table-row-properties style:row-height="0.7252in" fo:break-before="auto" style:use-optimal-row-height="false"/>
    </style:style>
    <style:style style:name="ro28" style:family="table-row">
      <style:table-row-properties style:row-height="1.278in" fo:break-before="auto" style:use-optimal-row-height="fals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3102in" fo:break-before="auto" style:use-optimal-row-height="true"/>
    </style:style>
    <style:style style:name="ro32" style:family="table-row">
      <style:table-row-properties style:row-height="1.15in" fo:break-before="auto" style:use-optimal-row-height="false"/>
    </style:style>
    <style:style style:name="ro33" style:family="table-row">
      <style:table-row-properties style:row-height="0.2484in" fo:break-before="auto" style:use-optimal-row-height="false"/>
    </style:style>
    <style:style style:name="ro34" style:family="table-row">
      <style:table-row-properties style:row-height="0.4972in" fo:break-before="auto" style:use-optimal-row-height="false"/>
    </style:style>
    <style:style style:name="ro35" style:family="table-row">
      <style:table-row-properties style:row-height="0.4555in" fo:break-before="auto" style:use-optimal-row-height="true"/>
    </style:style>
    <style:style style:name="ro36" style:family="table-row">
      <style:table-row-properties style:row-height="0.4346in" fo:break-before="auto" style:use-optimal-row-height="false"/>
    </style:style>
    <style:style style:name="ro3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5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1" style:family="table-cell" style:parent-style-name="Default">
      <style:table-cell-properties fo:wrap-option="wrap"/>
      <style:text-properties style:font-name="Arial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/>
      <style:text-properties fo:color="#000000"/>
    </style:style>
    <style:style style:name="ce64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7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font-name="Arial" fo:font-size="10pt"/>
    </style:style>
    <style:style style:name="ce9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style:font-name="Arial" fo:font-size="9pt"/>
    </style:style>
    <style:style style:name="ce99" style:family="table-cell" style:parent-style-name="Default">
      <style:text-properties fo:font-size="9pt"/>
    </style:style>
    <style:style style:name="ce100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1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4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77" style:family="table-cell" style:parent-style-name="Default">
      <style:text-properties fo:color="#ff0000" fo:font-size="9pt"/>
    </style:style>
    <style:style style:name="ce178" style:family="table-cell" style:parent-style-name="Default">
      <style:text-properties style:use-window-font-color="true" fo:font-size="9pt"/>
    </style:style>
    <style:style style:name="ce179" style:family="table-cell" style:parent-style-name="Default">
      <style:table-cell-properties fo:border="0.0008in solid #000000"/>
      <style:text-properties style:use-window-font-color="true" fo:font-size="9pt"/>
    </style:style>
    <style:style style:name="ce180" style:family="table-cell" style:parent-style-name="Default">
      <style:table-cell-properties fo:border="0.0008in solid #000000"/>
      <style:text-properties fo:font-size="9pt"/>
    </style:style>
    <style:style style:name="ce18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4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6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9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9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9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97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fo:background-color="transparent"/>
      <style:text-properties fo:color="#ff0000" fo:font-size="9pt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1" style:family="table-cell" style:parent-style-name="Default">
      <style:text-properties style:font-name="Arial" fo:font-size="10pt"/>
    </style:style>
    <style:style style:name="ce202" style:family="table-cell" style:parent-style-name="Default">
      <style:text-properties fo:color="#000000" style:font-name="Arial" fo:font-size="10pt"/>
    </style:style>
    <style:style style:name="ce203" style:family="table-cell" style:parent-style-name="Default">
      <style:text-properties fo:color="#000000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0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06" style:family="table-cell" style:parent-style-name="Default">
      <style:text-properties style:font-name="Arial1" fo:font-size="10pt"/>
    </style:style>
    <style:style style:name="ce20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1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15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25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26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27" style:family="table-cell" style:parent-style-name="Default">
      <style:table-cell-properties fo:background-color="transparent" fo:wrap-option="wrap" style:vertical-align="top"/>
      <style:text-properties style:font-name="Arial1" fo:font-size="10pt" fo:font-weight="normal" style:font-weight-asian="normal" style:font-weight-complex="normal"/>
    </style:style>
    <style:style style:name="ce2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/>
    </style:style>
    <style:style style:name="ce2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/>
    </style:style>
    <style:style style:name="ce230" style:family="table-cell" style:parent-style-name="Default">
      <style:table-cell-properties fo:wrap-option="wrap" style:vertical-align="top"/>
      <style:text-properties style:font-name="Arial1" fo:font-size="10pt"/>
    </style:style>
    <style:style style:name="ce231" style:family="table-cell" style:parent-style-name="Default">
      <style:table-cell-properties fo:background-color="transparent" fo:wrap-option="wrap" style:vertical-align="top"/>
      <style:text-properties style:font-name="Arial1" fo:font-size="10pt"/>
    </style:style>
    <style:style style:name="ce232" style:family="table-cell" style:parent-style-name="Default">
      <style:table-cell-properties fo:wrap-option="wrap"/>
      <style:text-properties style:font-name="Arial1" fo:font-size="10pt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3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40" style:family="table-cell" style:parent-style-name="Default">
      <style:table-cell-properties fo:background-color="transparent" fo:wrap-option="wrap"/>
      <style:text-properties style:font-name="Arial1" fo:font-size="10pt"/>
    </style:style>
    <style:style style:name="ce24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6" style:family="table-cell" style:parent-style-name="Default">
      <style:table-cell-properties fo:background-color="transparent"/>
      <style:text-properties style:font-name="Arial1" fo:font-size="10pt"/>
    </style:style>
    <style:style style:name="ce24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ackground-color="transparent"/>
    </style:style>
    <style:style style:name="ce249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251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2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name-complex="Tahoma2" style:font-size-complex="10pt" style:language-complex="en" style:country-complex="US" style:font-style-complex="normal" style:font-weight-complex="bold" style:text-emphasize="none" style:font-relief="none"/>
    </style:style>
    <style:style style:name="ce254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55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56" style:family="table-cell" style:parent-style-name="Default">
      <style:table-cell-properties fo:background-color="#e6e6ff" fo:wrap-option="wrap"/>
      <style:text-properties style:font-name="Arial1" fo:font-size="10pt"/>
    </style:style>
    <style:style style:name="ce257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58" style:family="table-cell" style:parent-style-name="Normal_5f_Sheet1">
      <style:text-properties fo:language="en" fo:country="US" style:text-underline-mode="continuous" style:text-overline-mode="continuous" style:text-line-through-mode="continuous" style:language-asian="en" style:country-asian="US" style:font-name-complex="Tahoma" style:language-complex="en" style:country-complex="US" style:text-emphasize="none" style:font-relief="none"/>
    </style:style>
    <style:style style:name="ce259" style:family="table-cell" style:parent-style-name="Default">
      <style:table-cell-properties fo:background-color="#e6e6ff"/>
      <style:text-properties style:font-name="Arial1" fo:font-size="10pt"/>
    </style:style>
    <style:style style:name="ce2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2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67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7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75" style:family="table-cell" style:parent-style-name="Default">
      <style:table-cell-properties fo:background-color="#000080"/>
      <style:text-properties fo:color="#ffffff" fo:font-size="12pt" fo:font-weight="bold"/>
    </style:style>
    <style:style style:name="ce27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7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8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82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8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3" style:family="text">
      <style:text-properties style:font-name="Liberation Serif1" style:font-name-asian="DejaVu Sans" style:font-name-complex="Lohit Hindi"/>
    </style:style>
    <style:style style:name="T2" style:family="text">
      <style:text-properties fo:font-weight="bold"/>
    </style:style>
    <style:style style:name="T4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5" style:family="text">
      <style:text-properties style:font-name="Arial" fo:language="en" fo:country="US" style:font-name-asian="Tahoma1" style:font-name-complex="Tahoma2" style:font-size-complex="11pt"/>
    </style:style>
    <style:style style:name="T6" style:family="text">
      <style:text-properties style:font-name="Arial" style:font-name-asian="ＭＳ Ｐゴシック" style:font-name-complex="Tahoma"/>
    </style:style>
    <style:style style:name="T7" style:family="text">
      <style:text-properties fo:color="#000000" fo:language="en" fo:country="GB" style:font-name-asian="Tahoma1" style:font-name-complex="Tahoma2" style:font-size-complex="10pt"/>
    </style:style>
    <style:style style:name="T8" style:family="text">
      <style:text-properties fo:color="#000000" fo:language="en" fo:country="GB" style:font-size-complex="10pt"/>
    </style:style>
    <style:style style:name="T9" style:family="text">
      <style:text-properties style:font-name-asian="Tahoma1" style:font-name-complex="Tahoma2"/>
    </style:style>
    <style:style style:name="T10" style:family="text">
      <style:text-properties style:font-name-asian="ＭＳ Ｐゴシック" style:font-name-complex="Tahoma"/>
    </style:style>
    <style:style style:name="T11" style:family="text">
      <style:text-properties fo:font-weight="bold" style:font-name-asian="ＭＳ Ｐゴシック" style:font-name-complex="Tahoma"/>
    </style:style>
    <style:style style:name="T12" style:family="text">
      <style:text-properties fo:language="en" fo:country="US" style:font-name-asian="Tahoma1" style:font-name-complex="Tahoma2" style:font-size-complex="11pt"/>
    </style:style>
    <style:style style:name="T13" style:family="text">
      <style:text-properties style:font-name="Liberation Sans" style:font-name-asian="DejaVu Sans" style:font-name-complex="Lohit Hindi"/>
    </style:style>
    <style:style style:name="T14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5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6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23">
            <draw:frame table:end-cell-address="Cover.C6" table:end-x="0.0142in" table:end-y="0.1559in" draw:z-index="0" draw:name="Graphics 3" draw:style-name="gr1" draw:text-style-name="P1" svg:width="2.3118in" svg:height="1.1264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7" table:number-columns-repeated="2"/>
          <table:table-cell table:style-name="ce23"/>
          <table:table-cell table:style-name="ce23" table:number-columns-spanned="3" table:number-rows-spanned="1"/>
          <table:covered-table-cell table:style-name="ce23"/>
          <table:covered-table-cell table:style-name="ce23"/>
          <table:table-cell table:style-name="ce23" table:number-columns-repeated="248"/>
          <table:table-cell/>
        </table:table-row>
        <table:table-row table:style-name="ro1" table:number-rows-repeated="3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8">
          <table:table-cell table:style-name="ce24"/>
          <table:table-cell table:number-columns-repeated="2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3">
          <table:table-cell table:style-name="ce24"/>
          <table:table-cell table:style-name="ce28" office:value-type="string">
            <text:p>AIO REGRESSION TEST CASES</text:p>
          </table:table-cell>
          <table:table-cell table:style-name="ce24" table:number-columns-repeated="4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Version:</text:p>
          </table:table-cell>
          <table:table-cell table:style-name="ce36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Issue date:</text:p>
          </table:table-cell>
          <table:table-cell table:style-name="ce37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Suite:</text:p>
          </table:table-cell>
          <table:table-cell table:style-name="ce38"/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Project Name:</text:p>
          </table:table-cell>
          <table:table-cell table:style-name="ce39" office:value-type="string">
            <text:p>WCM 1.2.x</text:p>
          </table:table-cell>
          <table:table-cell table:style-name="ce24" table:number-columns-repeated="3"/>
          <table:table-cell table:style-name="ce23" table:number-columns-repeated="249"/>
          <table:table-cell/>
        </table:table-row>
        <table:table-row table:style-name="ro1">
          <table:table-cell table:style-name="ce24"/>
          <table:table-cell table:style-name="ce29" office:value-type="string">
            <text:p>Total Cases:</text:p>
          </table:table-cell>
          <table:table-cell table:style-name="ce40" table:formula="of:='bugs_v1.6.9'.f#ref!#ref!#ref!" office:value-type="string" office:string-value="Err:520">
            <text:p>Err:520</text:p>
          </table:table-cell>
          <table:table-cell table:style-name="ce65"/>
          <table:table-cell table:style-name="ce24" table:number-columns-repeated="2"/>
          <table:table-cell table:style-name="ce23" table:number-columns-repeated="249"/>
          <table:table-cell/>
        </table:table-row>
        <table:table-row table:style-name="ro14">
          <table:table-cell table:style-name="ce25"/>
          <table:table-cell table:style-name="ce30" office:value-type="string">
            <text:p>Test Status:</text:p>
          </table:table-cell>
          <table:table-cell table:style-name="ce19" office:value-type="string">
            <text:p><text:span text:style-name="T2">Passed:</text:span> Test is OK</text:p>
            <text:p><text:span text:style-name="T2">Blocked:</text:span> Could not run the test (another bug is blocking)</text:p>
            <text:p><text:span text:style-name="T2">Failed:</text:span> Test failed, a bug is entered on it (please add the bug ID)</text:p>
            <text:p><text:span text:style-name="T2">N/A:</text:span> Test is not possible to run on this version</text:p>
          </table:table-cell>
          <table:table-cell table:number-columns-repeated="4"/>
          <table:table-cell table:style-name="ce25" table:number-columns-repeated="248"/>
          <table:table-cell/>
        </table:table-row>
        <table:table-row table:style-name="ro1" table:number-rows-repeated="2">
          <table:table-cell table:style-name="ce25"/>
          <table:table-cell table:number-columns-repeated="6"/>
          <table:table-cell table:style-name="ce25" table:number-columns-repeated="248"/>
          <table:table-cell/>
        </table:table-row>
        <table:table-row table:style-name="ro15">
          <table:table-cell table:style-name="ce26"/>
          <table:table-cell table:style-name="ce31" office:value-type="string">
            <text:p>Record of change:</text:p>
          </table:table-cell>
          <table:table-cell table:style-name="ce23" table:number-columns-repeated="5"/>
          <table:table-cell table:style-name="ce26" table:number-columns-repeated="248"/>
          <table:table-cell/>
        </table:table-row>
        <table:table-row table:style-name="ro16">
          <table:table-cell table:style-name="ce26"/>
          <table:table-cell table:style-name="ce32" office:value-type="string">
            <text:p>Effective Date</text:p>
          </table:table-cell>
          <table:table-cell table:style-name="ce41" office:value-type="string">
            <text:p>Version</text:p>
          </table:table-cell>
          <table:table-cell table:style-name="ce41" office:value-type="string">
            <text:p>Change description</text:p>
          </table:table-cell>
          <table:table-cell table:style-name="ce41" office:value-type="string">
            <text:p>Originator</text:p>
          </table:table-cell>
          <table:table-cell table:style-name="ce80" office:value-type="string">
            <text:p>Reviewer/</text:p>
            <text:p>Approver</text:p>
          </table:table-cell>
          <table:table-cell table:style-name="ce81" office:value-type="string">
            <text:p>Reference</text:p>
          </table:table-cell>
          <table:table-cell table:style-name="ce26" table:number-columns-repeated="248"/>
          <table:table-cell/>
        </table:table-row>
        <table:table-row table:style-name="ro1">
          <table:table-cell table:style-name="ce26"/>
          <table:table-cell table:style-name="ce33" office:value-type="string">
            <text:p>04/Oct/10</text:p>
          </table:table-cell>
          <table:table-cell table:style-name="ce42"/>
          <table:table-cell table:style-name="ce66" office:value-type="string">
            <text:p>AIO split to products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7">
          <table:table-cell table:style-name="ce26"/>
          <table:table-cell table:style-name="ce33" office:value-type="string">
            <text:p>20/Oct/10</text:p>
          </table:table-cell>
          <table:table-cell table:style-name="ce42"/>
          <table:table-cell table:style-name="ce67" office:value-type="string">
            <text:p>ALL-411</text:p>
            <text:p>CCP-496</text:p>
          </table:table-cell>
          <table:table-cell table:style-name="ce76" office:value-type="string">
            <text:p>minh.nguyen</text:p>
          </table:table-cell>
          <table:table-cell table:style-name="ce77"/>
          <table:table-cell table:style-name="ce82"/>
          <table:table-cell table:style-name="ce25"/>
          <table:table-cell table:style-name="ce26" table:number-columns-repeated="247"/>
          <table:table-cell/>
        </table:table-row>
        <table:table-row table:style-name="ro17">
          <table:table-cell table:style-name="ce25"/>
          <table:table-cell table:style-name="ce33"/>
          <table:table-cell table:style-name="ce42"/>
          <table:table-cell table:style-name="ce6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4"><text:a xlink:href="https://jira.exoplatform.org/browse/WCM-2857">WCM-2857</text:a></text:span><text:span text:style-name="T4"> <text:s/>(1.6.8)</text:span></text:p>
            <text:p><text:span text:style-name="T4"><text:a xlink:href="https://jira.exoplatform.org/browse/WCM-2933">WCM-2933</text:a></text:span><text:span text:style-name="T4"> : required to hide the admin bar for 1 group but infact it was hidden for any group except web-contributor because of WCM-2601</text:span></text:p>
            <text:p><text:span text:style-name="T4"><text:a xlink:href="https://jira.exoplatform.org/browse/WCM-2947">WCM-2947</text:a></text:span><text:span text:style-name="T4">: won't fix</text:span></text:p>
            <text:p><text:span text:style-name="T4"><text:a xlink:href="https://jira.exoplatform.org/browse/WCM-2922">WCM-2922</text:a></text:span><text:span text:style-name="T4"> </text:span></text:p>
            <text:p><text:span text:style-name="T4">WCM-2961: bug found in AIO 1.6.1 from 1.6.6 the position of portlet are changed → can not reproduce</text:span></text:p>
            <text:p><text:span text:style-name="T4">WCM-2993: Errors when importing CSS files in fckeditor -&gt; releated to technical</text:span></text:p>
          </table:table-cell>
          <table:table-cell table:style-name="ce69"/>
          <table:table-cell table:style-name="ce77"/>
          <table:table-cell table:style-name="ce82"/>
          <table:table-cell table:style-name="ce25" table:number-columns-repeated="248"/>
          <table:table-cell/>
        </table:table-row>
        <table:table-row table:style-name="ro7">
          <table:table-cell table:style-name="ce25"/>
          <table:table-cell table:style-name="ce34" office:value-type="string">
            <text:p>29/Nov/2010</text:p>
          </table:table-cell>
          <table:table-cell table:style-name="ce43"/>
          <table:table-cell table:style-name="ce69" office:value-type="string">
            <text:p>Remove:</text:p>
            <text:p>- CCP-483 (Do not allow to add document with name contain special characters)</text:p>
          </table:table-cell>
          <table:table-cell table:style-name="ce69" office:value-type="string">
            <text:p>an_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 office:value-type="string">
            <text:p>5/Apr/2011</text:p>
          </table:table-cell>
          <table:table-cell table:style-name="ce43"/>
          <table:table-cell table:style-name="ce70" office:value-type="string">
            <text:p>Add 2 first tests for AIO 1.6.9</text:p>
          </table:table-cell>
          <table:table-cell table:style-name="ce77" office:value-type="string">
            <text:p>minh.nguyen</text:p>
          </table:table-cell>
          <table:table-cell table:style-name="ce77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0"/>
          <table:table-cell table:style-name="ce77" table:number-columns-repeated="2"/>
          <table:table-cell table:style-name="ce84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1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2"/>
          <table:table-cell table:style-name="ce77" table:number-columns-repeated="2"/>
          <table:table-cell table:style-name="ce83"/>
          <table:table-cell table:style-name="ce25" table:number-columns-repeated="248"/>
          <table:table-cell/>
        </table:table-row>
        <table:table-row table:style-name="ro1">
          <table:table-cell table:style-name="ce25"/>
          <table:table-cell table:style-name="ce34"/>
          <table:table-cell table:style-name="ce43"/>
          <table:table-cell table:style-name="ce73"/>
          <table:table-cell table:style-name="ce77" table:number-columns-repeated="2"/>
          <table:table-cell table:style-name="ce83"/>
          <table:table-cell table:style-name="ce23"/>
          <table:table-cell table:style-name="ce25" table:number-columns-repeated="247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4"/>
          <table:table-cell table:style-name="ce77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5"/>
          <table:table-cell table:style-name="ce77"/>
          <table:table-cell table:style-name="ce78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4"/>
          <table:table-cell table:style-name="ce43"/>
          <table:table-cell table:style-name="ce75"/>
          <table:table-cell table:style-name="ce78" table:number-columns-repeated="2"/>
          <table:table-cell table:style-name="ce83"/>
          <table:table-cell table:style-name="ce23" table:number-columns-repeated="248"/>
          <table:table-cell/>
        </table:table-row>
        <table:table-row table:style-name="ro1">
          <table:table-cell table:style-name="ce23"/>
          <table:table-cell table:style-name="ce35"/>
          <table:table-cell table:style-name="ce44"/>
          <table:table-cell/>
          <table:table-cell table:style-name="ce79" table:number-columns-repeated="2"/>
          <table:table-cell table:style-name="ce85"/>
          <table:table-cell table:style-name="ce23" table:number-columns-repeated="248"/>
          <table:table-cell/>
        </table:table-row>
        <table:table-row table:style-name="ro1">
          <table:table-cell table:style-name="ce23" table:number-columns-repeated="255"/>
          <table:table-cell/>
        </table:table-row>
        <table:table-row table:style-name="ro1">
          <table:table-cell table:style-name="ce23"/>
          <table:table-cell table:number-columns-repeated="7"/>
          <table:table-cell table:style-name="ce23" table:number-columns-repeated="247"/>
          <table:table-cell/>
        </table:table-row>
        <table:table-row table:style-name="ro1" table:number-rows-repeated="3">
          <table:table-cell table:style-name="ce23" table:number-columns-repeated="255"/>
          <table:table-cell/>
        </table:table-row>
        <table:table-row table:style-name="ro1" table:number-rows-repeated="9">
          <table:table-cell table:style-name="ce23"/>
          <table:table-cell table:number-columns-repeated="6"/>
          <table:table-cell table:style-name="ce23" table:number-columns-repeated="248"/>
          <table:table-cell/>
        </table:table-row>
        <table:table-row table:style-name="ro1" table:number-rows-repeated="11">
          <table:table-cell table:style-name="ce23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252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6" office:value-type="string" table:number-columns-spanned="1" table:number-rows-spanned="2">
            <text:p>BugID</text:p>
          </table:table-cell>
          <table:table-cell table:style-name="ce56" office:value-type="string" table:number-columns-spanned="1" table:number-rows-spanned="2">
            <text:p>Priority</text:p>
          </table:table-cell>
          <table:table-cell table:style-name="ce19" table:number-columns-repeated="252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6" office:value-type="string">
            <text:p>Priority</text:p>
          </table:covered-table-cell>
          <table:covered-table-cell table:style-name="ce56" office:value-type="string">
            <text:p>Priority</text:p>
          </table:covered-table-cell>
          <table:table-cell table:style-name="ce19" table:number-columns-repeated="252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6"/>
          <table:covered-table-cell table:style-name="ce56"/>
          <table:table-cell table:style-name="ce19" table:number-columns-repeated="252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7" office:value-type="string">
            <text:p>WCM-2157, SST-186, CCP-18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7" office:value-type="string">
            <text:p>WCM-2725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7" office:value-type="string">
            <text:p>WCM-2787, WCM-2781, WCM-2786 </text:p>
          </table:table-cell>
          <table:table-cell table:style-name="ce57" office:value-type="string">
            <text:p>High </text:p>
          </table:table-cell>
          <table:table-cell table:style-name="ce63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7" office:value-type="string">
            <text:p>WCM-26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7" office:value-type="string">
            <text:p>ALL-328, WCM-275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7" office:value-type="string">
            <text:p>ALL-327, WCM-2754 </text:p>
          </table:table-cell>
          <table:table-cell table:style-name="ce57" office:value-type="string">
            <text:p>Low</text:p>
          </table:table-cell>
          <table:table-cell table:style-name="ce64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7" office:value-type="string">
            <text:p>WCM-2755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7" office:value-type="string">
            <text:p>WCM-2728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7" office:value-type="string">
            <text:p>WCM-2688, WCM-2627, PORTAL-3744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7" office:value-type="string">
            <text:p>WCM-2746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7" office:value-type="string">
            <text:p>WCM-2717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7" office:value-type="string">
            <text:p>WCM-2723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7" office:value-type="string">
            <text:p>WCM-2788 </text:p>
          </table:table-cell>
          <table:table-cell table:style-name="ce57" office:value-type="string">
            <text:p>Low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7" office:value-type="string">
            <text:p>WCM-222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7" office:value-type="string">
            <text:p>WCM-275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7" office:value-type="string">
            <text:p>WCM-2721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7" office:value-type="string">
            <text:p>WCM-2689, ECM-5237 </text:p>
          </table:table-cell>
          <table:table-cell table:style-name="ce57" office:value-type="string">
            <text:p>High</text:p>
          </table:table-cell>
          <table:table-cell table:style-name="ce62"/>
          <table:table-cell table:style-name="ce61" table:number-columns-repeated="250"/>
          <table:table-cell table:style-name="ce62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</text:p>
          </table:table-cell>
          <table:table-cell table:style-name="ce57"/>
          <table:table-cell table:style-name="ce62"/>
          <table:table-cell table:style-name="ce61" table:number-columns-repeated="250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61" office:value-type="string">
            <text:p>Low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61"/>
          <table:table-cell table:style-name="ce61" table:number-columns-repeated="251"/>
          <table:table-cell table:style-name="ce62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61" office:value-type="string">
            <text:p>High</text:p>
          </table:table-cell>
          <table:table-cell table:style-name="ce61" table:number-columns-repeated="251"/>
          <table:table-cell table:style-name="ce62"/>
        </table:table-row>
        <table:table-row table:style-name="ro1" table:number-rows-repeated="5">
          <table:table-cell table:style-name="ce49" table:number-columns-repeated="3"/>
          <table:table-cell table:style-name="ce61" table:number-columns-repeated="252"/>
          <table:table-cell table:style-name="ce62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</table:table-row>
        <table:table-row table:style-name="ro1" table:number-rows-repeated="1048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44" table:default-cell-style-name="Default"/>
        <table:table-column table:style-name="co8" table:default-cell-style-name="Default"/>
        <table:table-row table:style-name="ro18">
          <table:table-cell/>
          <table:table-cell table:style-name="ce91" office:value-type="string">
            <text:p>TEST CASES</text:p>
          </table:table-cell>
          <table:table-cell table:style-name="ce100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style-name="ce167"/>
          <table:table-cell/>
          <table:table-cell table:style-name="ce191" office:value-type="string">
            <text:p>Passed</text:p>
          </table:table-cell>
          <table:table-cell table:style-name="ce191" table:formula="of:=COUNTIF([.L$7:.L$942];[.$L1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8">
          <table:table-cell/>
          <table:table-cell table:style-name="ce92"/>
          <table:table-cell table:style-name="ce101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number-columns-repeated="2"/>
          <table:table-cell table:style-name="ce191" office:value-type="string">
            <text:p>Failed</text:p>
          </table:table-cell>
          <table:table-cell table:style-name="ce191" table:formula="of:=COUNTIF([.L$7:.L$942];[.$L2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9">
          <table:table-cell/>
          <table:table-cell table:style-name="ce93" office:value-type="string">
            <text:p>Function List:</text:p>
          </table:table-cell>
          <table:table-cell table:style-name="ce102" office:value-type="string" table:number-columns-spanned="3" table:number-rows-spanned="1">
            <text:p>Bugs on WCM 1.2.x for regression test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1" office:value-type="string">
            <text:p>Blocked</text:p>
          </table:table-cell>
          <table:table-cell table:style-name="ce191" table:formula="of:=COUNTIF([.L$7:.L$942];[.$L3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8">
          <table:table-cell/>
          <table:table-cell table:style-name="ce93" office:value-type="string">
            <text:p>Total Main Cases:</text:p>
          </table:table-cell>
          <table:table-cell table:style-name="ce103" table:formula="of:=MAX([.A7:.A925])" office:value-type="float" office:value="23" table:number-columns-spanned="3" table:number-rows-spanned="1">
            <text:p>23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2" office:value-type="string">
            <text:p>Untested</text:p>
          </table:table-cell>
          <table:table-cell table:style-name="ce191" table:formula="of:=COUNTIF([.L$7:.L$942];[.$L4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2"/>
        </table:table-row>
        <table:table-row table:style-name="ro18">
          <table:table-cell/>
          <table:table-cell table:style-name="ce94"/>
          <table:table-cell table:style-name="ce99"/>
          <table:table-cell table:style-name="ce109" table:number-columns-repeated="5"/>
          <table:table-cell table:style-name="ce164"/>
          <table:table-cell table:number-columns-repeated="2"/>
          <table:table-cell office:value-type="string">
            <text:p>N/A</text:p>
          </table:table-cell>
          <table:table-cell table:style-name="ce191" table:formula="of:=COUNTIF([.L$7:.L$942];[.$L5])" office:value-type="float" office:value="0">
            <text:p>0</text:p>
          </table:table-cell>
          <table:table-cell table:style-name="ce191" table:number-columns-repeated="2"/>
          <table:table-cell table:style-name="ce99" table:number-columns-repeated="219"/>
          <table:table-cell table:number-columns-repeated="22"/>
        </table:table-row>
        <table:table-row table:style-name="ro1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93" table:number-columns-repeated="7"/>
          <table:table-cell table:style-name="ce198" table:number-columns-repeated="211"/>
          <table:table-cell table:style-name="ce164" table:number-columns-repeated="4"/>
          <table:table-cell table:style-name="ce200" table:number-columns-repeated="21"/>
          <table:table-cell/>
        </table:table-row>
        <table:table-row table:style-name="ro9">
          <table:table-cell table:style-name="ce87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104" office:value-type="float" office:value="1">
            <text:p>001</text:p>
          </table:table-cell>
          <table:table-cell table:style-name="ce110" table:formula="of:=[.B7]" office:value-type="string" office:string-value="REG_AIO165_WCM_001">
            <text:p>REG_AIO165_WCM_001</text:p>
          </table:table-cell>
          <table:table-cell table:style-name="ce114" office:value-type="string">
            <text:p>Can not download an uploaded document in PCV portlet </text:p>
          </table:table-cell>
          <table:table-cell table:style-name="ce58" office:value-type="string">
            <text:p>Step 1: Upload file</text:p>
          </table:table-cell>
          <table:table-cell table:style-name="ce58" office:value-type="string">
            <text:p>- Go to Site Explorer, ACME drive</text:p>
            <text:p>- Upload a file (pdf for example) in a category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 office:value-type="string">
            <text:p>Upload a file (pdf for example) in a category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0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0" table:formula="of:=[.B8]" office:value-type="string" office:string-value="REG_AIO165_WCM_001">
            <text:p>REG_AIO165_WCM_001</text:p>
          </table:table-cell>
          <table:table-cell table:style-name="ce58" office:value-type="string">
            <text:p>Can not download an uploaded document in PCV portlet </text:p>
          </table:table-cell>
          <table:table-cell table:style-name="ce58" office:value-type="string">
            <text:p>Step 2: View uploaded file in News page</text:p>
          </table:table-cell>
          <table:table-cell table:style-name="ce58" office:value-type="string">
            <text:p>- Choose News page on ACME site</text:p>
            <text:p><text:span text:style-name="T5">- Select category to view the uploaded file before</text:span></text:p>
            <text:p><text:span text:style-name="T5">- Click to open the previously uploaded document</text:span></text:p>
            <text:p><text:span text:style-name="T5">- Click Download this file link</text:span></text:p>
          </table:table-cell>
          <table:table-cell table:style-name="ce145" office:value-type="string">
            <text:p>Download fil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157, SST-186, CCP-184 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0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104" office:value-type="float" office:value="1">
            <text:p>001</text:p>
          </table:table-cell>
          <table:table-cell table:style-name="ce110" table:formula="of:=[.B9]" office:value-type="string" office:string-value="REG_AIO165_WCM_002">
            <text:p>REG_AIO165_WCM_002</text:p>
          </table:table-cell>
          <table:table-cell table:style-name="ce114" office:value-type="string">
            <text:p>Check if the content edition is considered after publication </text:p>
          </table:table-cell>
          <table:table-cell table:style-name="ce58" office:value-type="string">
            <text:p>Step 1: Create a free layout web content</text:p>
          </table:table-cell>
          <table:table-cell table:style-name="ce58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8" office:value-type="string">
            <text:p>New Free layout web content is creat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 office:value-type="string">
            <text:p>After step 6: go to /classic/home ==&gt; old content is shown instead of new one (in edit mode you can see the new content)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0" table:formula="of:=[.B10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8" office:value-type="string">
            <text:p>Changes are sav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0" table:formula="of:=[.B11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3: Edit status to publish</text:p>
          </table:table-cell>
          <table:table-cell table:style-name="ce58" office:value-type="string">
            <text:p>- Click Manage Publication from Action bar</text:p>
            <text:p>- Click Live to change status</text:p>
          </table:table-cell>
          <table:table-cell table:style-name="ce58" office:value-type="string">
            <text:p>Change status successfully (Enrolled is marked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0" table:formula="of:=[.B12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4: Add node to a page (/classic/home for example)</text:p>
          </table:table-cell>
          <table:table-cell table:style-name="ce58" office:value-type="string">
            <text:p>- Choose Publication Pages tab</text:p>
            <text:p>- Select page from left pane then click → button</text:p>
          </table:table-cell>
          <table:table-cell table:style-name="ce58" office:value-type="string">
            <text:p>Path of selected page is displayed in right pane &amp; the web content is displayed in selected p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10" table:formula="of:=[.B13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5: Edit content again</text:p>
          </table:table-cell>
          <table:table-cell table:style-name="ce58" office:value-type="string">
            <text:p>In Site Explorer: edit content of above web content</text:p>
          </table:table-cell>
          <table:table-cell table:style-name="ce58" office:value-type="string">
            <text:p>Changes is saved (status of current version is draft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10" table:formula="of:=[.B14]" office:value-type="string" office:string-value="REG_AIO165_WCM_002">
            <text:p>REG_AIO165_WCM_002</text:p>
          </table:table-cell>
          <table:table-cell table:style-name="ce58" office:value-type="string">
            <text:p>Check if the content edition is considered after publication </text:p>
          </table:table-cell>
          <table:table-cell table:style-name="ce58" office:value-type="string">
            <text:p>Step 6: Publish the node again</text:p>
          </table:table-cell>
          <table:table-cell table:style-name="ce58" office:value-type="string">
            <text:p>In SIte Explorer:</text:p>
            <text:p>- Click Manage Publication</text:p>
            <text:p>- Click Live to change status</text:p>
          </table:table-cell>
          <table:table-cell table:style-name="ce58" office:value-type="string">
            <text:p>go to /classic/home: the content is updated with the new edited (both view/edit mode)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44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104" office:value-type="float" office:value="1">
            <text:p>001</text:p>
          </table:table-cell>
          <table:table-cell table:style-name="ce110" table:formula="of:=[.B15]" office:value-type="string" office:string-value="REG_AIO165_WCM_004">
            <text:p>REG_AIO165_WCM_004</text:p>
          </table:table-cell>
          <table:table-cell table:style-name="ce114" office:value-type="string">
            <text:p>Check if Newsletter mail's validator allows a multiple domain names in address mail </text:p>
          </table:table-cell>
          <table:table-cell table:style-name="ce58" office:value-type="string">
            <text:p>Step 1: Show Newsletters page</text:p>
          </table:table-cell>
          <table:table-cell table:style-name="ce144" office:value-type="string">
            <text:p>Go to Acme-&gt;newsletters</text:p>
          </table:table-cell>
          <table:table-cell table:style-name="ce157" office:value-type="string">
            <text:p>Newsletters page is shown correct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4" office:value-type="string">
            <text:p/>
            <text:p/>
            <text:p>A Popup appears with Email address is invalid! message.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10" table:formula="of:=[.B16]" office:value-type="string" office:string-value="REG_AIO165_WCM_004">
            <text:p>REG_AIO165_WCM_004</text:p>
          </table:table-cell>
          <table:table-cell table:style-name="ce58" office:value-type="string">
            <text:p>Check if Newsletter mail's validator allows a multiple domain names in address mail </text:p>
          </table:table-cell>
          <table:table-cell table:style-name="ce58" office:value-type="string">
            <text:p>Step 2: Subscribe mail</text:p>
          </table:table-cell>
          <table:table-cell table:style-name="ce144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57" office:value-type="string">
            <text:p>Show popup alert subscribe mail successful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84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104" office:value-type="float" office:value="1">
            <text:p>001</text:p>
          </table:table-cell>
          <table:table-cell table:style-name="ce110" table:formula="of:=[.B17]" office:value-type="string" office:string-value="REG_AIO165_WCM_005">
            <text:p>REG_AIO165_WCM_005</text:p>
          </table:table-cell>
          <table:table-cell table:style-name="ce114" office:value-type="string">
            <text:p>Check when publish content after image resize with Shift button pressed </text:p>
          </table:table-cell>
          <table:table-cell table:style-name="ce58" office:value-type="string">
            <text:p>Step 1: Create new content with image</text:p>
          </table:table-cell>
          <table:table-cell table:style-name="ce145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45" office:value-type="string">
            <text:p>New web content added with im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 office:value-type="string">
            <text:p>IE 7 crash when publishing content after image resize with Shift button pressed 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11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10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8" office:value-type="string">
            <text:p>Step 2: Resize the image</text:p>
          </table:table-cell>
          <table:table-cell table:style-name="ce145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45" office:value-type="string">
            <text:p>The image in the content is resiz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8"/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104" office:value-type="float" office:value="1">
            <text:p>001</text:p>
          </table:table-cell>
          <table:table-cell table:style-name="ce110" table:formula="of:=[.B19]" office:value-type="string" office:string-value="REG_AIO165_WCM_006">
            <text:p>REG_AIO165_WCM_006</text:p>
          </table:table-cell>
          <table:table-cell table:style-name="ce114" office:value-type="string">
            <text:p>Label categories are not traduced in clv edition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Go to Language Setting &amp; select 1 language to display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 office:value-type="string">
            <text:p>Categories' labels are not translated in CLV edition: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10" table:formula="of:=[.B20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2: Show CLV config form</text:p>
          </table:table-cell>
          <table:table-cell table:style-name="ce58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8" office:value-type="string">
            <text:p>CLV config form is shown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10" table:formula="of:=[.B21]" office:value-type="string" office:string-value="REG_AIO165_WCM_006">
            <text:p>REG_AIO165_WCM_006</text:p>
          </table:table-cell>
          <table:table-cell table:style-name="ce58" office:value-type="string">
            <text:p>Label categories are not traduced in clv edition </text:p>
          </table:table-cell>
          <table:table-cell table:style-name="ce58" office:value-type="string">
            <text:p>Step 3: Check displaying label in new selected language</text:p>
          </table:table-cell>
          <table:table-cell table:style-name="ce58" office:value-type="string">
            <text:p>- Choose Manual mode then click + icon to Select folder part</text:p>
          </table:table-cell>
          <table:table-cell table:style-name="ce58" office:value-type="string">
            <text:p>The every label is well translat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87, WCM-2781, WCM-2786 </text:p>
            <text:p>CCP-384</text:p>
          </table:table-cell>
          <table:table-cell table:style-name="ce185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3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104" office:value-type="float" office:value="1">
            <text:p>001</text:p>
          </table:table-cell>
          <table:table-cell table:style-name="ce110" table:formula="of:=[.B22]" office:value-type="string" office:string-value="REG_AIO165_WCM_007">
            <text:p>REG_AIO165_WCM_007</text:p>
          </table:table-cell>
          <table:table-cell table:style-name="ce114" office:value-type="string">
            <text:p>Check viewing localised content</text:p>
          </table:table-cell>
          <table:table-cell table:style-name="ce58" office:value-type="string">
            <text:p>Step 1: Add view into Site Explorer</text:p>
          </table:table-cell>
          <table:table-cell table:style-name="ce145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45" office:value-type="string">
            <text:p>Edi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10" table:formula="of:=[.B23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2: Add content</text:p>
          </table:table-cell>
          <table:table-cell table:style-name="ce145" office:value-type="string">
            <text:p>Go to Site Explorer -&gt; Sites Management under /acme create new content</text:p>
          </table:table-cell>
          <table:table-cell table:style-name="ce145" office:value-type="string">
            <text:p>Add new cont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4">
          <table:table-cell table:style-name="ce8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104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10" table:formula="of:=[.B24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3: Set localize for added content</text:p>
          </table:table-cell>
          <table:table-cell table:style-name="ce145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45" office:value-type="string">
            <text:p>New added language is listed in Language drop down list in View Language tab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105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10" table:formula="of:=[.B25]" office:value-type="string" office:string-value="REG_AIO165_WCM_007">
            <text:p>REG_AIO165_WCM_007</text:p>
          </table:table-cell>
          <table:table-cell table:style-name="ce58" office:value-type="string">
            <text:p>Check viewing localised content</text:p>
          </table:table-cell>
          <table:table-cell table:style-name="ce58" office:value-type="string">
            <text:p>Step 4: View content in new <text:s/>language</text:p>
          </table:table-cell>
          <table:table-cell table:style-name="ce145" office:value-type="string">
            <text:p>- Choose new added language from list then click View</text:p>
          </table:table-cell>
          <table:table-cell table:style-name="ce145" office:value-type="string">
            <text:p>The content is display well in selected languag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28 </text:p>
            <text:p>CCP-247</text:p>
          </table:table-cell>
          <table:table-cell table:style-name="ce186" table:number-columns-repeated="2"/>
          <table:table-cell table:style-name="ce185"/>
          <table:table-cell table:style-name="ce197" table:number-columns-repeated="234"/>
          <table:table-cell table:style-name="ce202" table:number-columns-repeated="8"/>
          <table:table-cell table:style-name="ce203"/>
        </table:table-row>
        <table:table-row table:style-name="ro25">
          <table:table-cell table:style-name="ce8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104" office:value-type="float" office:value="1">
            <text:p>001</text:p>
          </table:table-cell>
          <table:table-cell table:style-name="ce110" table:formula="of:=[.B26]" office:value-type="string" office:string-value="REG_AIO165_WCM_008">
            <text:p>REG_AIO165_WCM_008</text:p>
          </table:table-cell>
          <table:table-cell table:style-name="ce114" office:value-type="string">
            <text:p>Check translation of results' number after search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6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10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10" table:formula="of:=[.B27]" office:value-type="string" office:string-value="REG_AIO165_WCM_008">
            <text:p>REG_AIO165_WCM_008</text:p>
          </table:table-cell>
          <table:table-cell table:style-name="ce58" office:value-type="string">
            <text:p>Check translation of results' number after search </text:p>
          </table:table-cell>
          <table:table-cell table:style-name="ce58" office:value-type="string">
            <text:p>Step 2: Search</text:p>
          </table:table-cell>
          <table:table-cell table:style-name="ce144" office:value-type="string">
            <text:p>Make a search which results take many pages by input text into quick search textbox &amp; enter</text:p>
          </table:table-cell>
          <table:table-cell table:style-name="ce58" office:value-type="string">
            <text:p>The message at right top is correctly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8, WCM-2757 </text:p>
            <text:p>CCP-37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5">
          <table:table-cell table:style-name="ce8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104" office:value-type="float" office:value="1">
            <text:p>001</text:p>
          </table:table-cell>
          <table:table-cell table:style-name="ce110" table:formula="of:=[.B28]" office:value-type="string" office:string-value="REG_AIO165_WCM_009">
            <text:p>REG_AIO165_WCM_009</text:p>
          </table:table-cell>
          <table:table-cell table:style-name="ce114" office:value-type="string">
            <text:p>Search result - wrong traduction when there's no result 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6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10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10" table:formula="of:=[.B29]" office:value-type="string" office:string-value="REG_AIO165_WCM_009">
            <text:p>REG_AIO165_WCM_009</text:p>
          </table:table-cell>
          <table:table-cell table:style-name="ce58" office:value-type="string">
            <text:p>Search result - wrong traduction when there's no result </text:p>
          </table:table-cell>
          <table:table-cell table:style-name="ce58" office:value-type="string">
            <text:p>Step 2: Search</text:p>
          </table:table-cell>
          <table:table-cell table:style-name="ce58" office:value-type="string">
            <text:p>Make a search that return no result</text:p>
          </table:table-cell>
          <table:table-cell table:style-name="ce58" office:value-type="string">
            <text:p>Message is display correctly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ALL-327, WCM-2754 </text:p>
            <text:p>CCP-373</text:p>
          </table:table-cell>
          <table:table-cell table:style-name="ce186"/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104" office:value-type="float" office:value="1">
            <text:p>001</text:p>
          </table:table-cell>
          <table:table-cell table:style-name="ce110" table:formula="of:=[.B30]" office:value-type="string" office:string-value="REG_AIO165_WCM_010">
            <text:p>REG_AIO165_WCM_010</text:p>
          </table:table-cell>
          <table:table-cell table:style-name="ce114" office:value-type="string">
            <text:p>Check translation of label in the “Form Generator” portlet</text:p>
          </table:table-cell>
          <table:table-cell table:style-name="ce58" office:value-type="string">
            <text:p>Step 1: Change language</text:p>
          </table:table-cell>
          <table:table-cell table:style-name="ce58" office:value-type="string">
            <text:p>- Go to Language Settings &amp; select a language to view</text:p>
          </table:table-cell>
          <table:table-cell table:style-name="ce58" office:value-type="string">
            <text:p>The site is displayed in new selected language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6" office:value-type="string">
            <text:p>The title of the tab should be "Constructeur de formulaire" instead of "Formulaire de constructeur".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10" table:formula="of:=[.B31]" office:value-type="string" office:string-value="REG_AIO165_WCM_010">
            <text:p>REG_AIO165_WCM_010</text:p>
          </table:table-cell>
          <table:table-cell table:style-name="ce58" office:value-type="string">
            <text:p>Check translation of label in the “Form Generator” portlet</text:p>
          </table:table-cell>
          <table:table-cell table:style-name="ce58" office:value-type="string">
            <text:p>Step 2: Show “Form Generator” portlet</text:p>
          </table:table-cell>
          <table:table-cell table:style-name="ce58" office:value-type="string">
            <text:p>Go to Groups → Form Generator</text:p>
          </table:table-cell>
          <table:table-cell table:style-name="ce157" office:value-type="string">
            <text:p>The labels are well translated</text:p>
          </table:table-cell>
          <table:table-cell table:style-name="ce145" office:value-type="string">
            <text:p>Low</text:p>
          </table:table-cell>
          <table:table-cell table:style-name="ce57" office:value-type="string">
            <text:p>WCM-2755 </text:p>
            <text:p>CCP-374</text:p>
          </table:table-cell>
          <table:table-cell table:style-name="ce186"/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6">
          <table:table-cell table:style-name="ce88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104" office:value-type="float" office:value="1">
            <text:p>001</text:p>
          </table:table-cell>
          <table:table-cell table:style-name="ce110" table:formula="of:=[.B32]" office:value-type="string" office:string-value="REG_AIO165_WCM_011">
            <text:p>REG_AIO165_WCM_011</text:p>
          </table:table-cell>
          <table:table-cell table:style-name="ce114" office:value-type="string">
            <text:p>Mistakes in french internationalization</text:p>
          </table:table-cell>
          <table:table-cell table:style-name="ce58" office:value-type="string">
            <text:p>Step 1: Check translation of label in some forms when add new SCV</text:p>
          </table:table-cell>
          <table:table-cell table:style-name="ce145" office:value-type="string">
            <text:p>- Go to Language Setting then select a language to display</text:p>
            <text:p>- Go to Site Editor --&gt; Add content</text:p>
          </table:table-cell>
          <table:table-cell table:style-name="ce145" office:value-type="string">
            <text:p>Add new content form is shown. Do some next steps to complete adding new SCV to check if all labels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87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7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10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2: Check translation of label in Add new subscription form (Newsletter)</text:p>
          </table:table-cell>
          <table:table-cell table:style-name="ce145" office:value-type="string">
            <text:p>- Go to Newsletter Manager</text:p>
            <text:p>- Click New subscription</text:p>
          </table:table-cell>
          <table:table-cell table:style-name="ce145" office:value-type="string">
            <text:p>Add new subscription form is shown with all labels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8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104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10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8" office:value-type="string">
            <text:p>Step 3: Check translation of label in Add new letter form</text:p>
          </table:table-cell>
          <table:table-cell table:style-name="ce145" office:value-type="string">
            <text:p><text:span text:style-name="T6">- Go to Newsletter Manager</text:span></text:p>
            <text:p><text:span text:style-name="T6">- Click Newsletter</text:span></text:p>
          </table:table-cell>
          <table:table-cell table:style-name="ce145" office:value-type="string">
            <text:p>Add new letter form is shown with all label are well translated in selected languag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104" office:value-type="float" office:value="1">
            <text:p>001</text:p>
          </table:table-cell>
          <table:table-cell table:style-name="ce110" table:formula="of:=[.B35]" office:value-type="string" office:string-value="REG_AIO165_WCM_012">
            <text:p>REG_AIO165_WCM_012</text:p>
          </table:table-cell>
          <table:table-cell table:style-name="ce114" office:value-type="string">
            <text:p>Check <text:s/>Sorting Mechanism </text:p>
          </table:table-cell>
          <table:table-cell table:style-name="ce58" office:value-type="string">
            <text:p>Step 1: Create node</text:p>
          </table:table-cell>
          <table:table-cell table:style-name="ce58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57" office:value-type="string">
            <text:p>Creat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8 </text:p>
            <text:p>CCP-347</text:p>
          </table:table-cell>
          <table:table-cell table:style-name="ce186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9"/>
          <table:table-cell table:style-name="ce194" table:number-columns-repeated="235"/>
          <table:table-cell table:style-name="ce89" table:number-columns-repeated="9"/>
        </table:table-row>
        <table:table-row table:style-name="ro7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8" office:value-type="string">
            <text:p>Check <text:s/>Sorting Mechanism </text:p>
          </table:table-cell>
          <table:table-cell table:style-name="ce58" office:value-type="string">
            <text:p>Step 2: Sort the list</text:p>
          </table:table-cell>
          <table:table-cell table:style-name="ce58" office:value-type="string">
            <text:p>- Sort the list <text:span text:style-name="T2">(</text:span>by title, date, author, status<text:span text:style-name="T2">)</text:span></text:p>
          </table:table-cell>
          <table:table-cell table:style-name="ce158" office:value-type="string">
            <text:p>Sor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8 </text:p>
            <text:p>CCP-347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104" office:value-type="float" office:value="1">
            <text:p>001</text:p>
          </table:table-cell>
          <table:table-cell table:style-name="ce110" table:formula="of:=[.B37]" office:value-type="string" office:string-value="REG_AIO165_WCM_014">
            <text:p>REG_AIO165_WCM_014</text:p>
          </table:table-cell>
          <table:table-cell table:style-name="ce114" office:value-type="string">
            <text:p>Check showing webcontent by category (presentation portlet)</text:p>
          </table:table-cell>
          <table:table-cell table:style-name="ce58" office:value-type="string">
            <text:p>Step 1: Add new taxonomy tree</text:p>
          </table:table-cell>
          <table:table-cell table:style-name="ce58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8" office:value-type="string">
            <text:p>New taxonomy tree is added successfully under the acm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 office:value-type="string">
            <text:p>After step 4: The content is not exist in this page and we got an exception 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2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10" table:formula="of:=[.B38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8" office:value-type="string">
            <text:p>New content is add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5">
          <table:table-cell table:style-name="ce8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10" table:formula="of:=[.B39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10" table:formula="of:=[.B40]" office:value-type="string" office:string-value="REG_AIO165_WCM_014">
            <text:p>REG_AIO165_WCM_014</text:p>
          </table:table-cell>
          <table:table-cell table:style-name="ce58" office:value-type="string">
            <text:p>Check showing webcontent by category (presentation portlet)</text:p>
          </table:table-cell>
          <table:table-cell table:style-name="ce58" office:value-type="string">
            <text:p>Step 4: View new added taxonomy at Step 1 in News page</text:p>
          </table:table-cell>
          <table:table-cell table:style-name="ce58" office:value-type="string">
            <text:p>Go to ACME site and select News page and then click on created category</text:p>
          </table:table-cell>
          <table:table-cell table:style-name="ce58" office:value-type="string">
            <text:p>The web content created above is displayed in right pane &amp; there's no error in consol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9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104" office:value-type="float" office:value="1">
            <text:p>001</text:p>
          </table:table-cell>
          <table:table-cell table:style-name="ce110" table:formula="of:=[.B41]" office:value-type="string" office:string-value="REG_AIO165_WCM_015">
            <text:p>REG_AIO165_WCM_015</text:p>
          </table:table-cell>
          <table:table-cell table:style-name="ce114" office:value-type="string">
            <text:p>Check Manage taxonomy </text:p>
          </table:table-cell>
          <table:table-cell table:style-name="ce58" office:value-type="string">
            <text:p>Step 1: Add new taxonomy tree</text:p>
          </table:table-cell>
          <table:table-cell table:style-name="ce146" office:value-type="string">
            <text:p><text:span text:style-name="T7">- Login as admin (root)</text:span></text:p>
            <text:p><text:span text:style-name="T8">- Go to Sites Administration -&gt;Manage Taxonomy Trees</text:span></text:p>
            <text:p><text:span text:style-name="T8">- Click Edit icon at acme line</text:span></text:p>
            <text:p><text:span text:style-name="T8">- Click Add icon in Action column</text:span></text:p>
            <text:p><text:span text:style-name="T8">- Input Name for new taxonomy</text:span></text:p>
            <text:p><text:span text:style-name="T9">Must begin with "acme" for example put as name "acmetest".</text:span></text:p>
            <text:p><text:span text:style-name="T9">- Click Save</text:span></text:p>
            <text:p><text:span text:style-name="T7">- Click Close the Edit taxonomy tree form</text:span></text:p>
          </table:table-cell>
          <table:table-cell table:style-name="ce137" office:value-type="string">
            <text:p>New taxonomy tree is added successfully under the acme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0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10" table:formula="of:=[.B42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2: Add new content in Site Explorer</text:p>
          </table:table-cell>
          <table:table-cell table:style-name="ce58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37" office:value-type="string">
            <text:p>New content is add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30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10" table:formula="of:=[.B43]" office:value-type="string" office:string-value="REG_AIO165_WCM_015">
            <text:p>REG_AIO165_WCM_015</text:p>
          </table:table-cell>
          <table:table-cell table:style-name="ce58" office:value-type="string">
            <text:p>Check Manage taxonomy </text:p>
          </table:table-cell>
          <table:table-cell table:style-name="ce58" office:value-type="string">
            <text:p>Step 3: Add referenced category to new added web content</text:p>
          </table:table-cell>
          <table:table-cell table:style-name="ce58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8" office:value-type="string">
            <text:p>- Selected taxonomy is listed in Referenced categories tab in Add category form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1">
          <table:table-cell table:style-name="ce88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104" office:value-type="float" office:value="1">
            <text:p>001</text:p>
          </table:table-cell>
          <table:table-cell table:style-name="ce110" table:formula="of:=[.B44]" office:value-type="string" office:string-value="REG_AIO165_WCM_016">
            <text:p>REG_AIO165_WCM_016</text:p>
          </table:table-cell>
          <table:table-cell table:style-name="ce114" office:value-type="string">
            <text:p>Error while setting a page with PCLV portlet </text:p>
          </table:table-cell>
          <table:table-cell table:style-name="ce137" office:value-type="string">
            <text:p>Step 1: View News page</text:p>
          </table:table-cell>
          <table:table-cell table:style-name="ce146" office:value-type="string">
            <text:p>- Login as admin</text:p>
            <text:p>- Go to ACME site -&gt; Select News page.</text:p>
          </table:table-cell>
          <table:table-cell table:style-name="ce159" office:value-type="string">
            <text:p>News page is display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 office:value-type="string">
            <text:p>Currently at step 6 the Edit mode tab is blank, we cannot setting a new taxonomy tree.</text:p>
            <text:p>And we got an exception</text:p>
          </table:table-cell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2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10" table:formula="of:=[.B45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2: Show Edit page wizard</text:p>
          </table:table-cell>
          <table:table-cell table:style-name="ce137" office:value-type="string">
            <text:p>Go to Site Editor -&gt;Edit Page.</text:p>
          </table:table-cell>
          <table:table-cell table:style-name="ce159" office:value-type="string">
            <text:p>Edit page wizard is shown currently at step 3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0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10" table:formula="of:=[.B46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3: Edit page</text:p>
          </table:table-cell>
          <table:table-cell table:style-name="ce137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59" office:value-type="string">
            <text:p>Edit page successfully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10" table:formula="of:=[.B47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4: Delete acme category</text:p>
          </table:table-cell>
          <table:table-cell table:style-name="ce146" office:value-type="string">
            <text:p>Go to Site Explorer -&gt; Sites Management under /acme/categories delete the acme category</text:p>
          </table:table-cell>
          <table:table-cell table:style-name="ce159" office:value-type="string">
            <text:p>acme category is deleted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9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10" table:formula="of:=[.B48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5: Show Edit page wizard form again</text:p>
          </table:table-cell>
          <table:table-cell table:style-name="ce146" office:value-type="string">
            <text:p>- Select News page in acme site</text:p>
            <text:p>- Select News page -&gt; Site Editor -&gt; Edit Page Wizard.</text:p>
          </table:table-cell>
          <table:table-cell table:style-name="ce159" office:value-type="string">
            <text:p>Edit page wizard is shown currently at step 2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12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10" table:formula="of:=[.B49]" office:value-type="string" office:string-value="REG_AIO165_WCM_016">
            <text:p>REG_AIO165_WCM_016</text:p>
          </table:table-cell>
          <table:table-cell table:style-name="ce58" office:value-type="string">
            <text:p>Error while setting a page with PCLV portlet </text:p>
          </table:table-cell>
          <table:table-cell table:style-name="ce137" office:value-type="string">
            <text:p>Step 6: Add PCLV portlet into page &amp; config</text:p>
          </table:table-cell>
          <table:table-cell table:style-name="ce137" office:value-type="string">
            <text:p>- Drag &amp; drop Category content portlet</text:p>
            <text:p>- Click Edit portlet icon</text:p>
          </table:table-cell>
          <table:table-cell table:style-name="ce159" office:value-type="string">
            <text:p>Parameterized content list viewer configuration form is shown in Edit mode tab</text:p>
          </table:table-cell>
          <table:table-cell table:style-name="ce145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8"/>
          <table:table-cell table:style-name="ce189"/>
          <table:table-cell table:style-name="ce196" table:number-columns-repeated="235"/>
          <table:table-cell table:style-name="ce89" table:number-columns-repeated="9"/>
        </table:table-row>
        <table:table-row table:style-name="ro20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104" office:value-type="float" office:value="1">
            <text:p>001</text:p>
          </table:table-cell>
          <table:table-cell table:style-name="ce110" table:formula="of:=[.B50]" office:value-type="string" office:string-value="REG_AIO165_WCM_017">
            <text:p>REG_AIO165_WCM_017</text:p>
          </table:table-cell>
          <table:table-cell table:style-name="ce114" office:value-type="string">
            <text:p>Check Problem in downloading binary from PCLV </text:p>
          </table:table-cell>
          <table:table-cell table:style-name="ce58" office:value-type="string">
            <text:p>Step 1: Upload a binary</text:p>
          </table:table-cell>
          <table:table-cell table:style-name="ce145" office:value-type="string">
            <text:p>- Go to Site Explorer --&gt; Site Management</text:p>
            <text:p>- Upload 1 binary (.pdf) in to a category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10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2: Change status to public</text:p>
          </table:table-cell>
          <table:table-cell table:style-name="ce145" office:value-type="string">
            <text:p>- Select uploaded file</text:p>
            <text:p>- Click Manage Publication</text:p>
            <text:p>- Change to Live</text:p>
          </table:table-cell>
          <table:table-cell table:style-name="ce145" office:value-type="string">
            <text:p>Change status successfully (Enrolled is marked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10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3: Add referenced category</text:p>
          </table:table-cell>
          <table:table-cell table:style-name="ce147" office:value-type="string">
            <text:p><text:span text:style-name="T10">- Choose Manage category from Action bar and add it into a category </text:span><text:span text:style-name="T11">(</text:span><text:span text:style-name="T10">e.g:acme/World</text:span><text:span text:style-name="T11">)</text:span></text:p>
          </table:table-cell>
          <table:table-cell table:style-name="ce145" office:value-type="string">
            <text:p>Add success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10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4: View the uploaded content in page</text:p>
          </table:table-cell>
          <table:table-cell table:style-name="ce145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45" office:value-type="string">
            <text:p>The file 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10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8" office:value-type="string">
            <text:p>Step 5: Down load file</text:p>
          </table:table-cell>
          <table:table-cell table:style-name="ce145" office:value-type="string">
            <text:p>Click on Download this file link</text:p>
          </table:table-cell>
          <table:table-cell table:style-name="ce145" office:value-type="string">
            <text:p>The file is download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46 </text:p>
            <text:p>CCP-36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104" office:value-type="float" office:value="1">
            <text:p>001</text:p>
          </table:table-cell>
          <table:table-cell table:style-name="ce110" table:formula="of:=[.B55]" office:value-type="string" office:string-value="REG_AIO165_WCM_018">
            <text:p>REG_AIO165_WCM_018</text:p>
          </table:table-cell>
          <table:table-cell table:style-name="ce114" office:value-type="string">
            <text:p>Check Problem with "Add a site page link " on FCKEDITOR </text:p>
          </table:table-cell>
          <table:table-cell table:style-name="ce58" office:value-type="string">
            <text:p>Step 1: Show form to edit SCV portlet</text:p>
          </table:table-cell>
          <table:table-cell table:style-name="ce145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17 </text:p>
            <text:p>CCP-332</text:p>
          </table:table-cell>
          <table:table-cell table:style-name="ce189" office:value-type="string">
            <text:p>With Firefox every thing works well but with Internet Explorer 8 the href area is very short and it's difficult to find where to click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10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8" office:value-type="string">
            <text:p>Step 2: Show form to Insert link to site page</text:p>
          </table:table-cell>
          <table:table-cell table:style-name="ce145" office:value-type="string">
            <text:p>In the FCKEDITOR: click the icon Insert link to site page</text:p>
          </table:table-cell>
          <table:table-cell table:style-name="ce145" office:value-type="string">
            <text:p>The form is well display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17 </text:p>
            <text:p>CCP-33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104" office:value-type="float" office:value="1">
            <text:p>001</text:p>
          </table:table-cell>
          <table:table-cell table:style-name="ce110" table:formula="of:=[.B57]" office:value-type="string" office:string-value="REG_AIO165_WCM_019">
            <text:p>REG_AIO165_WCM_019</text:p>
          </table:table-cell>
          <table:table-cell table:style-name="ce114" office:value-type="string">
            <text:p>Check play a media file that was published into a page</text:p>
          </table:table-cell>
          <table:table-cell table:style-name="ce58" office:value-type="string">
            <text:p>Step 1: Upload file</text:p>
          </table:table-cell>
          <table:table-cell table:style-name="ce145" office:value-type="string">
            <text:p>- Go to Site Explorer --&gt; Site Management</text:p>
            <text:p>- Upload 1 media file into a category (/classic/medias/videos/)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office:value-type="string">
            <text:p>The file can not be opened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10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2: Public file</text:p>
          </table:table-cell>
          <table:table-cell table:style-name="ce145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45" office:value-type="string">
            <text:p>Public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104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10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8" office:value-type="string">
            <text:p>Step 3: Check using published file in page</text:p>
          </table:table-cell>
          <table:table-cell table:style-name="ce145" office:value-type="string">
            <text:p>- Open selected page at step 2</text:p>
            <text:p>- Try to play the media file</text:p>
          </table:table-cell>
          <table:table-cell table:style-name="ce145" office:value-type="string">
            <text:p>The file is done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23 </text:p>
            <text:p>CCP-344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104" office:value-type="float" office:value="1">
            <text:p>001</text:p>
          </table:table-cell>
          <table:table-cell table:style-name="ce110" table:formula="of:=[.B60]" office:value-type="string" office:string-value="REG_AIO165_WCM_020">
            <text:p>REG_AIO165_WCM_020</text:p>
          </table:table-cell>
          <table:table-cell table:style-name="ce114" office:value-type="string">
            <text:p>Check listing content to be displayed in SCV when switch the filter condition</text:p>
          </table:table-cell>
          <table:table-cell table:style-name="ce58" office:value-type="string">
            <text:p>Step 1: Create folder</text:p>
          </table:table-cell>
          <table:table-cell table:style-name="ce145" office:value-type="string">
            <text:p>- Go in the file explore and create a folder</text:p>
          </table:table-cell>
          <table:table-cell table:style-name="ce145" office:value-type="string">
            <text:p>Folder is creat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office:value-type="string">
            <text:p>The content in the right pane is not updated, user have to click on the folder again to see it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10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2: Create web content</text:p>
          </table:table-cell>
          <table:table-cell table:style-name="ce145" office:value-type="string">
            <text:p>- Select added folder &amp; add 1 content (document) into it</text:p>
          </table:table-cell>
          <table:table-cell table:style-name="ce145" office:value-type="string">
            <text:p>Content is added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10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3: Upload file</text:p>
          </table:table-cell>
          <table:table-cell table:style-name="ce145" office:value-type="string">
            <text:p>- Upload 1 file into above folder</text:p>
          </table:table-cell>
          <table:table-cell table:style-name="ce145" office:value-type="string">
            <text:p>Upload file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10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4: Add SCV page</text:p>
          </table:table-cell>
          <table:table-cell table:style-name="ce145" office:value-type="string">
            <text:p>- Go to Site Editor --&gt; Add page wizard</text:p>
            <text:p>- At step 3: drag &amp; drop Single Content Viewer portlet into page</text:p>
          </table:table-cell>
          <table:table-cell table:style-name="ce145" office:value-type="string">
            <text:p>Drag &amp; drop successfully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10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5: Edit SCV portlet</text:p>
          </table:table-cell>
          <table:table-cell table:style-name="ce145" office:value-type="string">
            <text:p>- Click Edit icon to edit SCV portlet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10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6: Config SCV by selecting exiting content</text:p>
          </table:table-cell>
          <table:table-cell table:style-name="ce145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45" office:value-type="string">
            <text:p>The content created at step 2 is listed in right pane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104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10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8" office:value-type="string">
            <text:p>Step 7: Switch the filter</text:p>
          </table:table-cell>
          <table:table-cell table:style-name="ce145" office:value-type="string">
            <text:p>Switch the filter by selecting Media for Filter by</text:p>
          </table:table-cell>
          <table:table-cell table:style-name="ce145" office:value-type="string">
            <text:p>The content listed in right pane is replaced by the uploaded file at step 3</text:p>
          </table:table-cell>
          <table:table-cell table:style-name="ce145" office:value-type="string">
            <text:p>Low</text:p>
          </table:table-cell>
          <table:table-cell table:style-name="ce145" office:value-type="string">
            <text:p>WCM-2788 </text:p>
            <text:p>CCP-392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0">
          <table:table-cell table:style-name="ce88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104" office:value-type="float" office:value="1">
            <text:p>001</text:p>
          </table:table-cell>
          <table:table-cell table:style-name="ce110" table:formula="of:=[.B67]" office:value-type="string" office:string-value="REG_AIO165_WCM_021">
            <text:p>REG_AIO165_WCM_021</text:p>
          </table:table-cell>
          <table:table-cell table:style-name="ce114" office:value-type="string">
            <text:p>Check display a link in a content</text:p>
          </table:table-cell>
          <table:table-cell table:style-name="ce58" office:value-type="string">
            <text:p>Step 1: Create content</text:p>
          </table:table-cell>
          <table:table-cell table:style-name="ce145" office:value-type="string">
            <text:p>- Go to Site Explorer --&gt; Site management</text:p>
            <text:p>- Select a category &amp; create 1 document with link in content</text:p>
          </table:table-cell>
          <table:table-cell table:style-name="ce145" office:value-type="string">
            <text:p>Create new cont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227 </text:p>
            <text:p>CCP-328</text:p>
          </table:table-cell>
          <table:table-cell table:style-name="ce189" office:value-type="string">
            <text:p>The link is display without underline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7">
          <table:table-cell table:style-name="ce8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104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10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8" office:value-type="string">
            <text:p>Step 2: View added content</text:p>
          </table:table-cell>
          <table:table-cell table:style-name="ce145" office:value-type="string">
            <text:p>Select added content to view</text:p>
          </table:table-cell>
          <table:table-cell table:style-name="ce145" office:value-type="string">
            <text:p>The link in the content is display with the underlin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227 </text:p>
            <text:p>CCP-328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1">
          <table:table-cell table:style-name="ce88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104" office:value-type="float" office:value="1">
            <text:p>001</text:p>
          </table:table-cell>
          <table:table-cell table:style-name="ce110" table:formula="of:=[.B69]" office:value-type="string" office:string-value="REG_AIO165_WCM_022">
            <text:p>REG_AIO165_WCM_022</text:p>
          </table:table-cell>
          <table:table-cell table:style-name="ce114" office:value-type="string">
            <text:p>Check when select content from search result to view in CLV</text:p>
          </table:table-cell>
          <table:table-cell table:style-name="ce58" office:value-type="string">
            <text:p>Step 1: Show form to edit CLV portlet</text:p>
          </table:table-cell>
          <table:table-cell table:style-name="ce145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45" office:value-type="string">
            <text:p>Edit form 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office:value-type="string">
            <text:p>error in UI after step 4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104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10" table:formula="of:=[.B70]" office:value-type="string" office:string-value="REG_AIO165_WCM_022">
            <text:p>REG_AIO165_WCM_022</text:p>
          </table:table-cell>
          <table:table-cell table:style-name="ce114" office:value-type="string">
            <text:p>Check when select content from search result to view in CLV</text:p>
          </table:table-cell>
          <table:table-cell table:style-name="ce58" office:value-type="string">
            <text:p>Step 2: Show form to select path</text:p>
          </table:table-cell>
          <table:table-cell table:style-name="ce148" office:value-type="string">
            <text:p>- Choose the By content</text:p>
            <text:p>- Click on the select folder path icon</text:p>
          </table:table-cell>
          <table:table-cell table:style-name="ce145" office:value-type="string">
            <text:p>Multiple Content Select panel <text:s/>is show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104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10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3: Select content</text:p>
          </table:table-cell>
          <table:table-cell table:style-name="ce148" office:value-type="string">
            <text:p><text:span text:style-name="T12">- Select a content from the content browser</text:span></text:p>
            <text:p><text:span text:style-name="T12">- Save</text:span></text:p>
          </table:table-cell>
          <table:table-cell table:style-name="ce145" office:value-type="string">
            <text:p>Selected content is list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1">
          <table:table-cell table:style-name="ce8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104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10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8" office:value-type="string">
            <text:p>Step 4: Search content</text:p>
          </table:table-cell>
          <table:table-cell table:style-name="ce148" office:value-type="string">
            <text:p><text:span text:style-name="T12">- Click on the select folder path icon again</text:span></text:p>
            <text:p><text:span text:style-name="T12">- Use content search form tab to search on content</text:span></text:p>
            <text:p><text:span text:style-name="T12">-Choose the search result to introduce it in the content list</text:span></text:p>
          </table:table-cell>
          <table:table-cell table:style-name="ce145" office:value-type="string">
            <text:p>Chosen content from search result is list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51 </text:p>
            <text:p>CCP-371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3">
          <table:table-cell table:style-name="ce88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104" office:value-type="float" office:value="1">
            <text:p>001</text:p>
          </table:table-cell>
          <table:table-cell table:style-name="ce110" table:formula="of:=[.B73]" office:value-type="string" office:string-value="REG_AIO165_WCM_023">
            <text:p>REG_AIO165_WCM_023</text:p>
          </table:table-cell>
          <table:table-cell table:style-name="ce114" office:value-type="string">
            <text:p>Inversion of content's list in CLV at every validation </text:p>
          </table:table-cell>
          <table:table-cell table:style-name="ce58" office:value-type="string">
            <text:p>Step 1: Create document</text:p>
          </table:table-cell>
          <table:table-cell table:style-name="ce145" office:value-type="string">
            <text:p>- Go to site Explorer → Site Management</text:p>
            <text:p>- Create some documents (doc1, doc2, doc3)</text:p>
          </table:table-cell>
          <table:table-cell table:style-name="ce145" office:value-type="string">
            <text:p>Create document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12">
          <table:table-cell table:style-name="ce8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10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2: Create page</text:p>
          </table:table-cell>
          <table:table-cell table:style-name="ce145" office:value-type="string">
            <text:p>Create a page includes a Portlet CLV in it.</text:p>
          </table:table-cell>
          <table:table-cell table:style-name="ce145" office:value-type="string">
            <text:p>Create new pag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22">
          <table:table-cell table:style-name="ce88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10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3: List added document into created page</text:p>
          </table:table-cell>
          <table:table-cell table:style-name="ce145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45" office:value-type="string">
            <text:p>Selected documents are listed (by order: doc1, doc2, doc3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104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10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8" office:value-type="string">
            <text:p>Step 4: Change the order be documents that will be displayed</text:p>
          </table:table-cell>
          <table:table-cell table:style-name="ce145" office:value-type="string">
            <text:p>- Click Edit icon again</text:p>
            <text:p>- Do not make any change</text:p>
            <text:p>- Click Save</text:p>
          </table:table-cell>
          <table:table-cell table:style-name="ce145" office:value-type="string">
            <text:p>The order of document has no change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721 </text:p>
            <text:p>CCP-34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30">
          <table:table-cell table:style-name="ce88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104" office:value-type="float" office:value="1">
            <text:p>001</text:p>
          </table:table-cell>
          <table:table-cell table:style-name="ce110" table:formula="of:=[.B77]" office:value-type="string" office:string-value="REG_AIO165_WCM_024">
            <text:p>REG_AIO165_WCM_024</text:p>
          </table:table-cell>
          <table:table-cell table:style-name="ce114" office:value-type="string">
            <text:p>Changes in FCC action's parameters are not taken in consideration </text:p>
          </table:table-cell>
          <table:table-cell table:style-name="ce58" office:value-type="string">
            <text:p>Step 1: Add FCC page</text:p>
          </table:table-cell>
          <table:table-cell table:style-name="ce145" office:value-type="string">
            <text:p>- Go to Site Editor --&gt; Add New Page</text:p>
            <text:p>- At step 3: Drag &amp; drop FCC portlet into page</text:p>
          </table:table-cell>
          <table:table-cell table:style-name="ce145" office:value-type="string">
            <text:p>FCC portlet is displayed in right pane at step 3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9"/>
          <table:table-cell table:style-name="ce195" table:number-columns-repeated="235"/>
          <table:table-cell table:style-name="ce201" table:number-columns-repeated="9"/>
        </table:table-row>
        <table:table-row table:style-name="ro25">
          <table:table-cell table:style-name="ce88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10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2: Config FCC</text:p>
          </table:table-cell>
          <table:table-cell table:style-name="ce145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45" office:value-type="string">
            <text:p>Add action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10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3: Add document using FCC</text:p>
          </table:table-cell>
          <table:table-cell table:style-name="ce145" office:value-type="string">
            <text:p>In new added FCC page: Input valid values &amp; click Save to add new document</text:p>
          </table:table-cell>
          <table:table-cell table:style-name="ce145" office:value-type="string">
            <text:p>An email is sent to registered email (mail 1) when add action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0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4: Change registered email</text:p>
          </table:table-cell>
          <table:table-cell table:style-name="ce145" office:value-type="string">
            <text:p>- Edit FCC portlet again --&gt; Edit added action with new email address <text:span text:style-name="T2">(</text:span>mail2<text:span text:style-name="T2">)</text:span></text:p>
          </table:table-cell>
          <table:table-cell table:style-name="ce145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104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0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8" office:value-type="string">
            <text:p>Step 5: Check sending mail after editing FCC</text:p>
          </table:table-cell>
          <table:table-cell table:style-name="ce145" office:value-type="string">
            <text:p>Use FCC page to create another document</text:p>
          </table:table-cell>
          <table:table-cell table:style-name="ce145" office:value-type="string">
            <text:p>An email is sent to new-registered email (mail 2)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9, ECM-5237 </text:p>
            <text:p>CCP-303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9">
          <table:table-cell table:style-name="ce88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104" office:value-type="float" office:value="1">
            <text:p>001</text:p>
          </table:table-cell>
          <table:table-cell table:style-name="ce110" table:formula="of:=[.B82]" office:value-type="string" office:string-value="REG_AIO165_WCM_025">
            <text:p>REG_AIO165_WCM_025</text:p>
          </table:table-cell>
          <table:table-cell table:style-name="ce114" office:value-type="string">
            <text:p>Check if Searched texts in search results are highlighted</text:p>
          </table:table-cell>
          <table:table-cell table:style-name="ce58" office:value-type="string">
            <text:p>Step 1: Search</text:p>
          </table:table-cell>
          <table:table-cell table:style-name="ce145" office:value-type="string">
            <text:p>- Login</text:p>
            <text:p>- Input text in search text box in the top right screen</text:p>
            <text:p>- Hit the enter</text:p>
          </table:table-cell>
          <table:table-cell table:style-name="ce145" office:value-type="string">
            <text:p>- The result is returned</text:p>
            <text:p>- The search keyword is highlighted in the <text:s/>result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822</text:p>
            <text:p>CCP-426</text:p>
          </table:table-cell>
          <table:table-cell table:style-name="ce189" table:number-columns-repeated="2"/>
          <table:table-cell table:style-name="ce195" table:number-columns-repeated="235"/>
          <table:table-cell table:style-name="ce201" table:number-columns-repeated="9"/>
        </table:table-row>
        <table:table-row table:style-name="ro1">
          <table:table-cell table:style-name="ce89" table:number-columns-repeated="2"/>
          <table:table-cell table:style-name="ce104"/>
          <table:table-cell table:style-name="ce89" table:number-columns-repeated="5"/>
          <table:table-cell table:style-name="ce145"/>
          <table:table-cell table:style-name="ce89" table:number-columns-repeated="247"/>
        </table:table-row>
        <table:table-row table:style-name="ro1" table:number-rows-repeated="36">
          <table:table-cell table:style-name="ce89" table:number-columns-repeated="8"/>
          <table:table-cell table:style-name="ce145"/>
          <table:table-cell table:style-name="ce89" table:number-columns-repeated="247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5"/>
          <table:table-cell table:style-name="ce138"/>
          <table:table-cell table:style-name="ce13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4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5"/>
          <table:table-cell table:style-name="ce138"/>
          <table:table-cell table:style-name="ce139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34"/>
          <table:table-cell table:style-name="ce160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6"/>
          <table:table-cell table:style-name="ce138"/>
          <table:table-cell table:style-name="ce149"/>
          <table:table-cell table:style-name="ce142"/>
          <table:table-cell table:style-name="ce145"/>
          <table:table-cell table:style-name="ce168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7"/>
          <table:table-cell table:style-name="ce139" table:number-columns-repeated="2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18"/>
          <table:table-cell table:style-name="ce139"/>
          <table:table-cell table:style-name="ce134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4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4"/>
          <table:table-cell table:style-name="ce171" table:number-columns-repeated="218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3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40"/>
          <table:table-cell table:style-name="ce150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4"/>
          <table:table-cell table:style-name="ce140"/>
          <table:table-cell table:style-name="ce151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/>
          <table:table-cell table:style-name="ce140"/>
          <table:table-cell table:style-name="ce152"/>
          <table:table-cell table:style-name="ce129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68" table:number-columns-repeated="224"/>
          <table:table-cell table:style-name="ce99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19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2"/>
          <table:table-cell table:style-name="ce170" table:number-columns-repeated="220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0"/>
          <table:table-cell table:style-name="ce139"/>
          <table:table-cell table:style-name="ce134"/>
          <table:table-cell table:style-name="ce142"/>
          <table:table-cell table:style-name="ce165"/>
          <table:table-cell table:style-name="ce169" table:number-columns-repeated="2"/>
          <table:table-cell table:style-name="ce170" table:number-columns-repeated="220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1" table:number-columns-repeated="222"/>
          <table:table-cell table:style-name="ce177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1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5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24"/>
          <table:table-cell table:style-name="ce153"/>
          <table:table-cell table:style-name="ce129"/>
          <table:table-cell table:style-name="ce165"/>
          <table:table-cell table:style-name="ce172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2"/>
          <table:table-cell table:style-name="ce153"/>
          <table:table-cell table:style-name="ce129"/>
          <table:table-cell table:style-name="ce165"/>
          <table:table-cell table:style-name="ce172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3"/>
          <table:table-cell table:style-name="ce124"/>
          <table:table-cell table:style-name="ce154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2"/>
          <table:table-cell table:style-name="ce153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4" table:number-columns-repeated="3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26"/>
          <table:table-cell table:style-name="ce127"/>
          <table:table-cell table:style-name="ce154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27" table:number-columns-repeated="2"/>
          <table:table-cell table:style-name="ce155"/>
          <table:table-cell table:style-name="ce129"/>
          <table:table-cell table:style-name="ce165"/>
          <table:table-cell table:style-name="ce173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21"/>
          <table:table-cell table:style-name="ce139"/>
          <table:table-cell table:style-name="ce134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2"/>
          <table:table-cell table:style-name="ce128"/>
          <table:table-cell table:style-name="ce139"/>
          <table:table-cell table:style-name="ce134"/>
          <table:table-cell table:style-name="ce142"/>
          <table:table-cell table:style-name="ce165"/>
          <table:table-cell table:style-name="ce174" table:number-columns-repeated="3"/>
          <table:table-cell table:style-name="ce175" table:number-columns-repeated="219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2"/>
          <table:table-cell table:style-name="ce129" table:number-columns-repeated="3"/>
          <table:table-cell table:style-name="ce131"/>
          <table:table-cell table:style-name="ce165"/>
          <table:table-cell table:style-name="ce174" table:number-columns-repeated="3"/>
          <table:table-cell table:style-name="ce175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30"/>
          <table:table-cell table:style-name="ce141"/>
          <table:table-cell table:style-name="ce122"/>
          <table:table-cell table:style-name="ce161"/>
          <table:table-cell table:style-name="ce165"/>
          <table:table-cell table:style-name="ce175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31" table:number-columns-repeated="3"/>
          <table:table-cell table:style-name="ce129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6" table:number-columns-repeated="222"/>
          <table:table-cell table:style-name="ce177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8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8"/>
          <table:table-cell table:style-name="ce129"/>
          <table:table-cell table:style-name="ce122"/>
          <table:table-cell table:style-name="ce142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7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2"/>
          <table:table-cell table:style-name="ce129" table:number-columns-repeated="4"/>
          <table:table-cell table:style-name="ce165"/>
          <table:table-cell table:style-name="ce178" table:number-columns-repeated="225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90"/>
          <table:table-cell table:style-name="ce111"/>
          <table:table-cell table:style-name="ce132"/>
          <table:table-cell table:style-name="ce139"/>
          <table:table-cell table:style-name="ce122"/>
          <table:table-cell table:style-name="ce142"/>
          <table:table-cell table:style-name="ce165"/>
          <table:table-cell table:style-name="ce179"/>
          <table:table-cell table:style-name="ce178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22"/>
          <table:table-cell table:style-name="ce139"/>
          <table:table-cell table:style-name="ce122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34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5"/>
          <table:table-cell table:style-name="ce142"/>
          <table:table-cell table:style-name="ce136"/>
          <table:table-cell table:style-name="ce142"/>
          <table:table-cell table:style-name="ce165"/>
          <table:table-cell table:style-name="ce180"/>
          <table:table-cell table:style-name="ce99" table:number-columns-repeated="224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6"/>
          <table:table-cell table:style-name="ce142"/>
          <table:table-cell table:style-name="ce136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7"/>
          <table:table-cell table:style-name="ce106"/>
          <table:table-cell table:style-name="ce111"/>
          <table:table-cell table:style-name="ce136"/>
          <table:table-cell table:style-name="ce142"/>
          <table:table-cell table:style-name="ce134"/>
          <table:table-cell table:style-name="ce136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22"/>
          <table:table-cell table:style-name="ce142"/>
          <table:table-cell table:style-name="ce165"/>
          <table:table-cell table:style-name="ce181"/>
          <table:table-cell table:style-name="ce170" table:number-columns-repeated="221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6"/>
          <table:table-cell table:style-name="ce106"/>
          <table:table-cell table:style-name="ce111"/>
          <table:table-cell table:style-name="ce133"/>
          <table:table-cell table:style-name="ce139"/>
          <table:table-cell table:style-name="ce122"/>
          <table:table-cell table:style-name="ce142"/>
          <table:table-cell table:style-name="ce165"/>
          <table:table-cell table:style-name="ce182"/>
          <table:table-cell table:style-name="ce190" table:number-columns-repeated="221"/>
          <table:table-cell table:style-name="ce1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6"/>
          <table:table-cell table:style-name="ce106"/>
          <table:table-cell table:style-name="ce111"/>
          <table:table-cell table:style-name="ce134"/>
          <table:table-cell table:style-name="ce139"/>
          <table:table-cell table:style-name="ce134"/>
          <table:table-cell table:style-name="ce142"/>
          <table:table-cell table:style-name="ce165"/>
          <table:table-cell table:style-name="ce182"/>
          <table:table-cell table:style-name="ce190" table:number-columns-repeated="221"/>
          <table:table-cell table:style-name="ce1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34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4" table:number-columns-repeated="3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>
          <table:table-cell table:style-name="ce90"/>
          <table:table-cell table:style-name="ce95"/>
          <table:table-cell table:style-name="ce106"/>
          <table:table-cell table:style-name="ce111"/>
          <table:table-cell table:style-name="ce133"/>
          <table:table-cell table:style-name="ce139"/>
          <table:table-cell table:style-name="ce122"/>
          <table:table-cell table:style-name="ce142"/>
          <table:table-cell table:style-name="ce165"/>
          <table:table-cell table:style-name="ce183"/>
          <table:table-cell table:style-name="ce169" table:number-columns-repeated="2"/>
          <table:table-cell table:style-name="ce170" table:number-columns-repeated="219"/>
          <table:table-cell table:style-name="ce99" table:number-columns-repeated="3"/>
          <table:table-cell table:number-columns-repeated="22"/>
        </table:table-row>
        <table:table-row table:style-name="ro1" table:number-rows-repeated="2">
          <table:table-cell table:style-name="ce90"/>
          <table:table-cell table:style-name="ce95"/>
          <table:table-cell table:style-name="ce106"/>
          <table:table-cell table:style-name="ce111"/>
          <table:table-cell table:style-name="ce134"/>
          <table:table-cell table:style-name="ce139" table:number-columns-repeated="3"/>
          <table:table-cell table:style-name="ce165"/>
          <table:table-cell table:style-name="ce170" table:number-columns-repeated="222"/>
          <table:table-cell table:style-name="ce99" table:number-columns-repeated="3"/>
          <table:table-cell table:number-columns-repeated="22"/>
        </table:table-row>
        <table:table-row table:style-name="ro1">
          <table:table-cell/>
          <table:table-cell table:style-name="ce98" table:number-columns-repeated="2"/>
          <table:table-cell table:style-name="ce113" table:number-columns-repeated="5"/>
          <table:table-cell table:style-name="ce166"/>
          <table:table-cell table:style-name="ce177" table:number-columns-repeated="225"/>
          <table:table-cell table:number-columns-repeated="22"/>
        </table:table-row>
        <table:table-row table:style-name="ro1" table:number-rows-repeated="29">
          <table:table-cell/>
          <table:table-cell table:style-name="ce98" table:number-columns-repeated="2"/>
          <table:table-cell table:style-name="ce113" table:number-columns-repeated="5"/>
          <table:table-cell table:style-name="ce166"/>
          <table:table-cell table:style-name="ce99" table:number-columns-repeated="225"/>
          <table:table-cell table:number-columns-repeated="22"/>
        </table:table-row>
        <table:table-row table:style-name="ro1" table:number-rows-repeated="11">
          <table:table-cell/>
          <table:table-cell table:style-name="ce99" table:number-columns-repeated="2"/>
          <table:table-cell table:style-name="ce109" table:number-columns-repeated="5"/>
          <table:table-cell table:style-name="ce164"/>
          <table:table-cell table:style-name="ce99" table:number-columns-repeated="225"/>
          <table:table-cell table:number-columns-repeated="22"/>
        </table:table-row>
        <table:table-row table:style-name="ro1" table:number-rows-repeated="104833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18">
          <table:table-cell/>
          <table:table-cell table:style-name="ce91" office:value-type="string">
            <text:p>TEST CASES</text:p>
          </table:table-cell>
          <table:table-cell table:style-name="ce100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style-name="ce167"/>
          <table:table-cell/>
          <table:table-cell table:style-name="ce191" office:value-type="string">
            <text:p>Passed</text:p>
          </table:table-cell>
          <table:table-cell table:style-name="ce191" table:formula="of:=COUNTIF([.L$7:.L$998];[.$L1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8">
          <table:table-cell/>
          <table:table-cell table:style-name="ce92"/>
          <table:table-cell table:style-name="ce101"/>
          <table:table-cell table:style-name="ce107" table:number-columns-repeated="2"/>
          <table:table-cell/>
          <table:table-cell table:style-name="ce107" table:number-columns-repeated="2"/>
          <table:table-cell table:style-name="ce162"/>
          <table:table-cell table:number-columns-repeated="2"/>
          <table:table-cell table:style-name="ce191" office:value-type="string">
            <text:p>Failed</text:p>
          </table:table-cell>
          <table:table-cell table:style-name="ce191" table:formula="of:=COUNTIF([.L$7:.L$998];[.$L2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9">
          <table:table-cell/>
          <table:table-cell table:style-name="ce93" office:value-type="string">
            <text:p>Function List:</text:p>
          </table:table-cell>
          <table:table-cell table:style-name="ce102" office:value-type="string" table:number-columns-spanned="3" table:number-rows-spanned="1">
            <text:p>Bugs on WCM 1.2.x for regression test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1" office:value-type="string">
            <text:p>Blocked</text:p>
          </table:table-cell>
          <table:table-cell table:style-name="ce191" table:formula="of:=COUNTIF([.L$7:.L$998];[.$L3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31">
          <table:table-cell/>
          <table:table-cell table:style-name="ce93" office:value-type="string">
            <text:p>Total Main Cases:</text:p>
          </table:table-cell>
          <table:table-cell table:style-name="ce103" table:formula="of:=MAX([.A7:.A981])" office:value-type="float" office:value="18" table:number-columns-spanned="3" table:number-rows-spanned="1">
            <text:p>18</text:p>
          </table:table-cell>
          <table:covered-table-cell table:style-name="ce108"/>
          <table:covered-table-cell table:style-name="ce103"/>
          <table:table-cell/>
          <table:table-cell table:style-name="ce143"/>
          <table:table-cell table:style-name="ce156"/>
          <table:table-cell table:style-name="ce163"/>
          <table:table-cell table:number-columns-repeated="2"/>
          <table:table-cell table:style-name="ce192" office:value-type="string">
            <text:p>Untested</text:p>
          </table:table-cell>
          <table:table-cell table:style-name="ce191" table:formula="of:=COUNTIF([.L$7:.L$998];[.$L4])" office:value-type="float" office:value="0">
            <text:p>0</text:p>
          </table:table-cell>
          <table:table-cell table:style-name="ce191" table:number-columns-repeated="2"/>
          <table:table-cell table:style-name="ce167" table:number-columns-repeated="215"/>
          <table:table-cell table:style-name="ce99" table:number-columns-repeated="4"/>
          <table:table-cell table:number-columns-repeated="21"/>
        </table:table-row>
        <table:table-row table:style-name="ro18">
          <table:table-cell/>
          <table:table-cell table:style-name="ce94"/>
          <table:table-cell table:style-name="ce99"/>
          <table:table-cell table:style-name="ce109" table:number-columns-repeated="2"/>
          <table:table-cell table:style-name="ce109" office:value-type="string">
            <text:p><text:s/></text:p>
          </table:table-cell>
          <table:table-cell table:style-name="ce109" table:number-columns-repeated="2"/>
          <table:table-cell table:style-name="ce164"/>
          <table:table-cell table:number-columns-repeated="2"/>
          <table:table-cell office:value-type="string">
            <text:p>N/A</text:p>
          </table:table-cell>
          <table:table-cell table:style-name="ce191" table:formula="of:=COUNTIF([.L$7:.L$998];[.$L5])" office:value-type="float" office:value="0">
            <text:p>0</text:p>
          </table:table-cell>
          <table:table-cell table:style-name="ce191" table:number-columns-repeated="2"/>
          <table:table-cell table:style-name="ce99" table:number-columns-repeated="219"/>
          <table:table-cell table:number-columns-repeated="21"/>
        </table:table-row>
        <table:table-row table:style-name="ro31">
          <table:table-cell table:style-name="ce86" office:value-type="string">
            <text:p>Case No</text:p>
          </table:table-cell>
          <table:table-cell table:style-name="ce86" office:value-type="string">
            <text:p>Related function</text:p>
          </table:table-cell>
          <table:table-cell table:style-name="ce86" office:value-type="string">
            <text:p>Case ID</text:p>
          </table:table-cell>
          <table:table-cell table:style-name="ce86" office:value-type="string">
            <text:p>Path</text:p>
          </table:table-cell>
          <table:table-cell table:style-name="ce86" office:value-type="string">
            <text:p>Case Description</text:p>
          </table:table-cell>
          <table:table-cell table:style-name="ce86" office:value-type="string">
            <text:p>Step Description</text:p>
          </table:table-cell>
          <table:table-cell table:style-name="ce86" office:value-type="string">
            <text:p>Steps to produce</text:p>
          </table:table-cell>
          <table:table-cell table:style-name="ce86" office:value-type="string">
            <text:p>Expected Output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Link</text:p>
          </table:table-cell>
          <table:table-cell table:style-name="ce86" office:value-type="string">
            <text:p>Bug description</text:p>
          </table:table-cell>
          <table:table-cell table:style-name="ce86"/>
          <table:table-cell table:style-name="ce193" table:number-columns-repeated="7"/>
          <table:table-cell table:style-name="ce198" table:number-columns-repeated="211"/>
          <table:table-cell table:style-name="ce164" table:number-columns-repeated="4"/>
          <table:table-cell table:style-name="ce200" table:number-columns-repeated="21"/>
        </table:table-row>
        <table:table-row table:style-name="ro11">
          <table:table-cell table:style-name="ce88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104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204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10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104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8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104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204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104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104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8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104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204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104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8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104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204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8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104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104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204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10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104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204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10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104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104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204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10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2">(</text:span>Next &amp; Previous<text:span text:style-name="T2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1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104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204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205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4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10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8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104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204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10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104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104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204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104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104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204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104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88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104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204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9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10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2">
          <table:table-cell table:style-name="ce88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104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204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104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88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104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204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8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104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104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204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104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88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104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204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10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0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0">
          <table:table-cell table:style-name="ce88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104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204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104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88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104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204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104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88"/>
          <table:table-cell table:style-name="ce47"/>
          <table:table-cell table:style-name="ce104"/>
          <table:table-cell table:style-name="ce52"/>
          <table:table-cell table:style-name="ce204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88"/>
          <table:table-cell table:style-name="ce47"/>
          <table:table-cell table:style-name="ce104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88"/>
          <table:table-cell/>
          <table:table-cell table:style-name="ce104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104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8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1013" table:default-cell-style-name="Default"/>
        <table:table-row table:style-name="ro1">
          <table:table-cell table:style-name="ce206"/>
          <table:table-cell table:style-name="ce210" office:value-type="string">
            <text:p>TEST CASES</text:p>
          </table:table-cell>
          <table:table-cell table:style-name="ce215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41"/>
          <table:table-cell table:style-name="ce206"/>
          <table:table-cell table:style-name="ce244" office:value-type="string">
            <text:p>Passed</text:p>
          </table:table-cell>
          <table:table-cell table:style-name="ce244" table:formula="of:=COUNTIF([.L$7:.L$1024];[.$L1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">
          <table:table-cell table:style-name="ce206"/>
          <table:table-cell table:style-name="ce211"/>
          <table:table-cell table:style-name="ce216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06" table:number-columns-repeated="2"/>
          <table:table-cell table:style-name="ce244" office:value-type="string">
            <text:p>Failed</text:p>
          </table:table-cell>
          <table:table-cell table:style-name="ce244" table:formula="of:=COUNTIF([.L$7:.L$1024];[.$L2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9">
          <table:table-cell table:style-name="ce206"/>
          <table:table-cell table:style-name="ce212" office:value-type="string">
            <text:p>Function List:</text:p>
          </table:table-cell>
          <table:table-cell table:style-name="ce217" office:value-type="string" table:number-columns-spanned="3" table:number-rows-spanned="1">
            <text:p>Bugs on WCM 1.2.x for regression test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4" office:value-type="string">
            <text:p>Blocked</text:p>
          </table:table-cell>
          <table:table-cell table:style-name="ce244" table:formula="of:=COUNTIF([.L$7:.L$1024];[.$L3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7">
          <table:table-cell table:style-name="ce206"/>
          <table:table-cell table:style-name="ce212" office:value-type="string">
            <text:p>Total Main Cases:</text:p>
          </table:table-cell>
          <table:table-cell table:style-name="ce218" table:formula="of:=MAX([.A7:.A1007])" office:value-type="float" office:value="22" table:number-columns-spanned="3" table:number-rows-spanned="1">
            <text:p>22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5" office:value-type="string">
            <text:p>Untested</text:p>
          </table:table-cell>
          <table:table-cell table:style-name="ce244" table:formula="of:=COUNTIF([.L$7:.L$1024];[.$L4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  <table:table-cell table:number-columns-repeated="768"/>
        </table:table-row>
        <table:table-row table:style-name="ro1">
          <table:table-cell table:style-name="ce206"/>
          <table:table-cell table:style-name="ce213"/>
          <table:table-cell table:style-name="ce206"/>
          <table:table-cell table:style-name="ce224" table:number-columns-repeated="2"/>
          <table:table-cell table:style-name="ce224" office:value-type="string">
            <text:p><text:s/></text:p>
          </table:table-cell>
          <table:table-cell table:style-name="ce224" table:number-columns-repeated="2"/>
          <table:table-cell table:style-name="ce239"/>
          <table:table-cell table:style-name="ce206" table:number-columns-repeated="2"/>
          <table:table-cell table:style-name="ce206" office:value-type="string">
            <text:p>N/A</text:p>
          </table:table-cell>
          <table:table-cell table:style-name="ce244" table:formula="of:=COUNTIF([.L$7:.L$1024];[.$L5])" office:value-type="float" office:value="0">
            <text:p>0</text:p>
          </table:table-cell>
          <table:table-cell table:style-name="ce244" table:number-columns-repeated="2"/>
          <table:table-cell table:style-name="ce206" table:number-columns-repeated="241"/>
          <table:table-cell table:number-columns-repeated="768"/>
        </table:table-row>
        <table:table-row table:style-name="ro7">
          <table:table-cell table:style-name="ce207" office:value-type="string">
            <text:p>Case No</text:p>
          </table:table-cell>
          <table:table-cell table:style-name="ce207" office:value-type="string">
            <text:p>Related function</text:p>
          </table:table-cell>
          <table:table-cell table:style-name="ce207" office:value-type="string">
            <text:p>Case ID</text:p>
          </table:table-cell>
          <table:table-cell table:style-name="ce207" office:value-type="string">
            <text:p>Path</text:p>
          </table:table-cell>
          <table:table-cell table:style-name="ce207" office:value-type="string">
            <text:p>Case Description</text:p>
          </table:table-cell>
          <table:table-cell table:style-name="ce207" office:value-type="string">
            <text:p>Step Description</text:p>
          </table:table-cell>
          <table:table-cell table:style-name="ce207" office:value-type="string">
            <text:p>Steps to produce</text:p>
          </table:table-cell>
          <table:table-cell table:style-name="ce207" office:value-type="string">
            <text:p>Expected Output</text:p>
          </table:table-cell>
          <table:table-cell table:style-name="ce207" office:value-type="string">
            <text:p>Priority</text:p>
          </table:table-cell>
          <table:table-cell table:style-name="ce207" office:value-type="string">
            <text:p>Link</text:p>
          </table:table-cell>
          <table:table-cell table:style-name="ce207" office:value-type="string">
            <text:p>Bug description</text:p>
          </table:table-cell>
          <table:table-cell table:style-name="ce207"/>
          <table:table-cell table:style-name="ce193" table:number-columns-repeated="7"/>
          <table:table-cell table:style-name="ce247" table:number-columns-repeated="211"/>
          <table:table-cell table:style-name="ce239" table:number-columns-repeated="25"/>
          <table:table-cell table:style-name="ce206"/>
          <table:table-cell table:number-columns-repeated="768"/>
        </table:table-row>
        <table:table-row table:style-name="ro10">
          <table:table-cell table:style-name="ce208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19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25" office:value-type="string">
            <text:p>Check Download And Allow Edition from right-click menu in right pane on uploaded file with name containing a character like '</text:p>
          </table:table-cell>
          <table:table-cell table:style-name="ce230" office:value-type="string">
            <text:p>Step 1: Upload file</text:p>
          </table:table-cell>
          <table:table-cell table:style-name="ce230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30" office:value-type="string">
            <text:p>File is upload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24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8_WCM_001</text:p>
          </table:table-cell>
          <table:table-cell table:style-name="ce2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26" office:value-type="string">
            <text:p>Check Download And Allow Edition from right-click menu in right pane on uploaded file with name containing a character like '</text:p>
          </table:table-cell>
          <table:table-cell table:style-name="ce230" office:value-type="string">
            <text:p>Step 2: Show Add category form</text:p>
          </table:table-cell>
          <table:table-cell table:style-name="ce230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30" office:value-type="string">
            <text:p>acme taxonomy tree is selected as default, all its taxonomies are listed below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32</text:p>
            <text:p>CCP-404</text:p>
          </table:table-cell>
          <table:table-cell table:style-name="ce60" office:value-type="string">
            <text:p>acme taxonomy tree is selected but there's no sub taxonomy is listed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20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25" office:value-type="string">
            <text:p>Check showing News page after deleted acme category</text:p>
          </table:table-cell>
          <table:table-cell table:style-name="ce230" office:value-type="string">
            <text:p>Step 1: Show acme category</text:p>
          </table:table-cell>
          <table:table-cell table:style-name="ce230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30" office:value-type="string">
            <text:p>acme category is lis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8_WCM_002</text:p>
          </table:table-cell>
          <table:table-cell table:style-name="ce2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26" office:value-type="string">
            <text:p>Check showing News page after deleted acme category</text:p>
          </table:table-cell>
          <table:table-cell table:style-name="ce230" office:value-type="string">
            <text:p>Step 2: Delete acme category</text:p>
          </table:table-cell>
          <table:table-cell table:style-name="ce230" office:value-type="string">
            <text:p>- Right click on acme &amp; select Delete</text:p>
            <text:p>- Click OK to confirm</text:p>
          </table:table-cell>
          <table:table-cell table:style-name="ce230" office:value-type="string">
            <text:p>acme is dele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7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8_WCM_002</text:p>
          </table:table-cell>
          <table:table-cell table:style-name="ce2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26" office:value-type="string">
            <text:p>Check showing News page after deleted acme category</text:p>
          </table:table-cell>
          <table:table-cell table:style-name="ce230" office:value-type="string">
            <text:p>Step 3: View News page</text:p>
          </table:table-cell>
          <table:table-cell table:style-name="ce230" office:value-type="string">
            <text:p>- Go to News page on acme site</text:p>
          </table:table-cell>
          <table:table-cell table:style-name="ce230" office:value-type="string">
            <text:p>News page is displayed &amp; there's no error in consol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45</text:p>
            <text:p>CCP-465</text:p>
          </table:table-cell>
          <table:table-cell table:style-name="ce60" office:value-type="string">
            <text:p>Error in console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20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25" office:value-type="string">
            <text:p>Check while setting a page with PCLV portlet</text:p>
          </table:table-cell>
          <table:table-cell table:style-name="ce230" office:value-type="string">
            <text:p>Step 1: Show edit page wizard</text:p>
          </table:table-cell>
          <table:table-cell table:style-name="ce230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30" office:value-type="string">
            <text:p>Edit page at step 3 is shown in portlet mod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2: Delete PCLV</text:p>
          </table:table-cell>
          <table:table-cell table:style-name="ce230" office:value-type="string">
            <text:p>- Click x icon to delete PCLV portlet (on the right, Category content)</text:p>
            <text:p>- Click OK to confirm</text:p>
          </table:table-cell>
          <table:table-cell table:style-name="ce230" office:value-type="string">
            <text:p>Portlet is removed from page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3: Delete acme category</text:p>
          </table:table-cell>
          <table:table-cell table:style-name="ce230" office:value-type="string">
            <text:p>Go to Sites Explorer/Sites Management under /acme/categories delete the acme category.</text:p>
          </table:table-cell>
          <table:table-cell table:style-name="ce230" office:value-type="string">
            <text:p>acme category is delet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24">
          <table:table-cell table:style-name="ce8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8_WCM_003</text:p>
          </table:table-cell>
          <table:table-cell table:style-name="ce220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26" office:value-type="string">
            <text:p>Check while setting a page with PCLV portlet</text:p>
          </table:table-cell>
          <table:table-cell table:style-name="ce230" office:value-type="string">
            <text:p>Step 4: Re-configure News page</text:p>
          </table:table-cell>
          <table:table-cell table:style-name="ce230" office:value-type="string">
            <text:p>- Select News page</text:p>
            <text:p>- Go to Site Editor -&gt;Edit Page Wizard.</text:p>
            <text:p><text:span text:style-name="T13">- Go to step 3</text:span></text:p>
            <text:p><text:span text:style-name="T13">- Drag drop Category Content into page</text:span></text:p>
            <text:p><text:span text:style-name="T13">- Click Edit icon to edit Category Content portlet</text:span></text:p>
          </table:table-cell>
          <table:table-cell table:style-name="ce230" office:value-type="string">
            <text:p>Edit portle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753</text:p>
            <text:p>CCP-368</text:p>
          </table:table-cell>
          <table:table-cell table:style-name="ce60" office:value-type="string">
            <text:p>Edit form is blank &amp; exception in console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20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25" office:value-type="string">
            <text:p>Check if Link still be referenced after being inserted</text:p>
          </table:table-cell>
          <table:table-cell table:style-name="ce230" office:value-type="string">
            <text:p>Step 1: Show form to add free layout web content</text:p>
          </table:table-cell>
          <table:table-cell table:style-name="ce230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30" office:value-type="string">
            <text:p>Add Free layout web conten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REG_AIO168_WCM_004</text:p>
          </table:table-cell>
          <table:table-cell table:style-name="ce220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26" office:value-type="string">
            <text:p>Check if Link still be referenced after being inserted</text:p>
          </table:table-cell>
          <table:table-cell table:style-name="ce230" office:value-type="string">
            <text:p>Step 2: Add content</text:p>
          </table:table-cell>
          <table:table-cell table:style-name="ce230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30" office:value-type="string">
            <text:p>A link to selected page is added in the cont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/>
          <table:table-cell table:style-name="ce206" table:number-columns-repeated="245"/>
          <table:table-cell table:number-columns-repeated="768"/>
        </table:table-row>
        <table:table-row table:style-name="ro20">
          <table:table-cell table:style-name="ce8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8_WCM_004</text:p>
          </table:table-cell>
          <table:table-cell table:style-name="ce220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26" office:value-type="string">
            <text:p>Check if Link still be referenced after being inserted</text:p>
          </table:table-cell>
          <table:table-cell table:style-name="ce230" office:value-type="string">
            <text:p>Step 3: Add more link</text:p>
          </table:table-cell>
          <table:table-cell table:style-name="ce230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30" office:value-type="string">
            <text:p>New link is added. There're 2 different links in the cont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872</text:p>
            <text:p>CCP-524</text:p>
          </table:table-cell>
          <table:table-cell table:style-name="ce60" office:value-type="string">
            <text:p>There's only link added at step 3 with text of the link but the URL is the first added link. The first link was removed.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25" office:value-type="string">
            <text:p>Validate page acme/Overview by using <text:a xlink:href="http://validator.w3.org/">W3C Validator</text:a></text:p>
          </table:table-cell>
          <table:table-cell table:style-name="ce230" office:value-type="string">
            <text:p>Step 1: Validate page acme/Overview</text:p>
          </table:table-cell>
          <table:table-cell table:style-name="ce230" office:value-type="string">
            <text:p>View source of acme/Overview &amp; put in <text:s/>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36</text:p>
            <text:p>CCP-668</text:p>
          </table:table-cell>
          <table:table-cell table:style-name="ce60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2">
            <text:p>002</text:p>
          </table:table-cell>
          <table:table-cell table:style-name="ce52" table:formula="of:=[.B20]" office:value-type="string" office:string-value="REG_AIO168_WCM_005">
            <text:p>REG_AIO168_WCM_005</text:p>
          </table:table-cell>
          <table:table-cell table:style-name="ce225" office:value-type="string">
            <text:p>Validate new page with 2 category Navigation by using <text:a xlink:href="http://validator.w3.org/">W3C Validtor</text:a></text:p>
          </table:table-cell>
          <table:table-cell table:style-name="ce230" office:value-type="string">
            <text:p>Step 1: Validate new page with 2 category Navigation</text:p>
          </table:table-cell>
          <table:table-cell table:style-name="ce230" office:value-type="string">
            <text:p>- Add new page ( AAA)</text:p>
            <text:p>- Add at least 2 Category Navigation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 office:value-type="string">
            <text:p>High</text:p>
          </table:table-cell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3">
            <text:p>003</text:p>
          </table:table-cell>
          <table:table-cell table:style-name="ce52" table:formula="of:=[.B21]" office:value-type="string" office:string-value="REG_AIO168_WCM_005">
            <text:p>REG_AIO168_WCM_005</text:p>
          </table:table-cell>
          <table:table-cell table:style-name="ce225" office:value-type="string">
            <text:p>Validate new page with 2 category Content by using <text:a xlink:href="http://validator.w3.org/">W3C Validtor</text:a></text:p>
          </table:table-cell>
          <table:table-cell table:style-name="ce230" office:value-type="string">
            <text:p>Step 1: Validate new page with 2 category Content</text:p>
          </table:table-cell>
          <table:table-cell table:style-name="ce230" office:value-type="string">
            <text:p>- Add new page ( AAA)</text:p>
            <text:p>- Add at least 2 Category Content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/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5</text:p>
          </table:table-cell>
          <table:table-cell table:style-name="ce220" office:value-type="float" office:value="4">
            <text:p>004</text:p>
          </table:table-cell>
          <table:table-cell table:style-name="ce52" table:formula="of:=[.B22]" office:value-type="string" office:string-value="REG_AIO168_WCM_005">
            <text:p>REG_AIO168_WCM_005</text:p>
          </table:table-cell>
          <table:table-cell table:style-name="ce225" office:value-type="string">
            <text:p>Validate new page with 2 Content by URL by using <text:a xlink:href="http://validator.w3.org/">W3C Validtor</text:a></text:p>
          </table:table-cell>
          <table:table-cell table:style-name="ce230" office:value-type="string">
            <text:p>Step 1: Validate new page with 2 Content by URL</text:p>
          </table:table-cell>
          <table:table-cell table:style-name="ce230" office:value-type="string">
            <text:p>- Add new page ( AAA)</text:p>
            <text:p>- Add at least 2 Content by URL portlet to new page (AAA)</text:p>
            <text:p>- Validate AAA by using <text:a xlink:href="http://validator.w3.org/">W3C Validator</text:a></text:p>
          </table:table-cell>
          <table:table-cell table:style-name="ce230" office:value-type="string">
            <text:p>No duplicated ID error</text:p>
          </table:table-cell>
          <table:table-cell table:style-name="ce232"/>
          <table:table-cell table:style-name="ce60" table:number-columns-repeated="2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3];6;FIND(&quot;:&quot;;[.F23];1)-FIND(&quot; &quot;;[.F23];1)-1))&gt;VALUE(MID([.F22];6;FIND(&quot;:&quot;;[.F22];1)-FIND(&quot; &quot;;[.F22];1)-1));&quot;&quot;;MAX([.A$7:.A22])+1)" office:value-type="float" office:value="9">
            <text:p>009</text:p>
          </table:table-cell>
          <table:table-cell table:style-name="ce47" office:value-type="string">
            <text:p>REG_AIO168_WCM_006</text:p>
          </table:table-cell>
          <table:table-cell table:style-name="ce220" office:value-type="float" office:value="1">
            <text:p>001</text:p>
          </table:table-cell>
          <table:table-cell table:style-name="ce52" table:formula="of:=[.B23]" office:value-type="string" office:string-value="REG_AIO168_WCM_006">
            <text:p>REG_AIO168_WCM_006</text:p>
          </table:table-cell>
          <table:table-cell table:style-name="ce225" office:value-type="string">
            <text:p>Check translation of Subscribe in French</text:p>
          </table:table-cell>
          <table:table-cell table:style-name="ce230" office:value-type="string">
            <text:p>Step 1: Check translation</text:p>
          </table:table-cell>
          <table:table-cell table:style-name="ce230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30" office:value-type="string">
            <text:p>Button: "ChangeSubscriptions" should be "Modifier mon Abonnement"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707</text:p>
          </table:table-cell>
          <table:table-cell table:style-name="ce60" office:value-type="string">
            <text:p>The label of button has no change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table:style-name="ce47" office:value-type="string">
            <text:p>REG_AIO168_WCM_007</text:p>
          </table:table-cell>
          <table:table-cell table:style-name="ce220" office:value-type="float" office:value="1">
            <text:p>001</text:p>
          </table:table-cell>
          <table:table-cell table:style-name="ce52" table:formula="of:=[.B24]" office:value-type="string" office:string-value="REG_AIO168_WCM_007">
            <text:p>REG_AIO168_WCM_007</text:p>
          </table:table-cell>
          <table:table-cell table:style-name="ce225" office:value-type="string">
            <text:p>Check if attribute "target" is in "ACME Overview" when checking with W3C </text:p>
          </table:table-cell>
          <table:table-cell table:style-name="ce230" office:value-type="string">
            <text:p>Step 1: Check Overview page</text:p>
          </table:table-cell>
          <table:table-cell table:style-name="ce230" office:value-type="string">
            <text:p>- Go to ACME Overview</text:p>
            <text:p>- Validate this page by using W3C validator</text:p>
          </table:table-cell>
          <table:table-cell table:style-name="ce230" office:value-type="string">
            <text:p>Do not throw “there is no attribute "target" “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39</text:p>
            <text:p>CCP-668</text:p>
          </table:table-cell>
          <table:table-cell table:style-name="ce60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5];6;FIND(&quot;:&quot;;[.F25];1)-FIND(&quot; &quot;;[.F25];1)-1))&gt;VALUE(MID([.F24];6;FIND(&quot;:&quot;;[.F24];1)-FIND(&quot; &quot;;[.F24];1)-1));&quot;&quot;;MAX([.A$7:.A24])+1)" office:value-type="float" office:value="11">
            <text:p>011</text:p>
          </table:table-cell>
          <table:table-cell table:style-name="ce47" office:value-type="string">
            <text:p>REG_AIO168_WCM_008</text:p>
          </table:table-cell>
          <table:table-cell table:style-name="ce220" office:value-type="float" office:value="1">
            <text:p>001</text:p>
          </table:table-cell>
          <table:table-cell table:style-name="ce52" table:formula="of:=[.B25]" office:value-type="string" office:string-value="REG_AIO168_WCM_008">
            <text:p>REG_AIO168_WCM_008</text:p>
          </table:table-cell>
          <table:table-cell table:style-name="ce225" office:value-type="string">
            <text:p>Check Content selector form in IE7</text:p>
          </table:table-cell>
          <table:table-cell table:style-name="ce230" office:value-type="string">
            <text:p>Step 1: Show form to add content</text:p>
          </table:table-cell>
          <table:table-cell table:style-name="ce230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30" office:value-type="string">
            <text:p>Web content form is shown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8_WCM_008</text:p>
          </table:table-cell>
          <table:table-cell table:style-name="ce220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8_WCM_008">
            <text:p>REG_AIO168_WCM_008</text:p>
          </table:table-cell>
          <table:table-cell table:style-name="ce226" office:value-type="string">
            <text:p>Check Content selector form in IE7</text:p>
          </table:table-cell>
          <table:table-cell table:style-name="ce230" office:value-type="string">
            <text:p>Step 2: Show form to add content from FCK</text:p>
          </table:table-cell>
          <table:table-cell table:style-name="ce230" office:value-type="string">
            <text:p>In the FCK editor, click Insert Contents icon</text:p>
          </table:table-cell>
          <table:table-cell table:style-name="ce230" office:value-type="string">
            <text:p>Content selector form is shown, the left pane is displayed correctly with all nodes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1</text:p>
            <text:p>CCP-704</text:p>
          </table:table-cell>
          <table:table-cell table:style-name="ce60" office:value-type="string">
            <text:p>this window doesn't contain the left part which shows the tree of acessibles drives/directories: the block is empty 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7];6;FIND(&quot;:&quot;;[.F27];1)-FIND(&quot; &quot;;[.F27];1)-1))&gt;VALUE(MID([.F26];6;FIND(&quot;:&quot;;[.F26];1)-FIND(&quot; &quot;;[.F26];1)-1));&quot;&quot;;MAX([.A$7:.A26])+1)" office:value-type="float" office:value="12">
            <text:p>012</text:p>
          </table:table-cell>
          <table:table-cell table:style-name="ce47" office:value-type="string">
            <text:p>REG_AIO168_WCM_009</text:p>
          </table:table-cell>
          <table:table-cell table:style-name="ce220" office:value-type="float" office:value="1">
            <text:p>001</text:p>
          </table:table-cell>
          <table:table-cell table:style-name="ce52" table:formula="of:=[.B27]" office:value-type="string" office:string-value="REG_AIO168_WCM_009">
            <text:p>REG_AIO168_WCM_009</text:p>
          </table:table-cell>
          <table:table-cell table:style-name="ce225" office:value-type="string">
            <text:p>Check when creat page link after adding new page for the user navigation</text:p>
          </table:table-cell>
          <table:table-cell table:style-name="ce230" office:value-type="string">
            <text:p>Step 1: Add new page</text:p>
          </table:table-cell>
          <table:table-cell table:style-name="ce230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30" office:value-type="string">
            <text:p>New page is created successfully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09</text:p>
          </table:table-cell>
          <table:table-cell table:style-name="ce220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09">
            <text:p>REG_AIO168_WCM_009</text:p>
          </table:table-cell>
          <table:table-cell table:style-name="ce226" office:value-type="string">
            <text:p>Check when creat page link after adding new page for the user navigation</text:p>
          </table:table-cell>
          <table:table-cell table:style-name="ce230" office:value-type="string">
            <text:p>Step 2: Add new document</text:p>
          </table:table-cell>
          <table:table-cell table:style-name="ce230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30" office:value-type="string">
            <text:p>Link is inserted into document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14</text:p>
            <text:p>CCP-588</text:p>
          </table:table-cell>
          <table:table-cell table:style-name="ce60" office:value-type="string">
            <text:p>Throw exception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47" office:value-type="string">
            <text:p>REG_AIO168_WCM_010</text:p>
          </table:table-cell>
          <table:table-cell table:style-name="ce220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25" office:value-type="string">
            <text:p>Check if labels are translated while adding new page by wizard</text:p>
          </table:table-cell>
          <table:table-cell table:style-name="ce230" office:value-type="string">
            <text:p>Step 1: Check page layout list</text:p>
          </table:table-cell>
          <table:table-cell table:style-name="ce230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30" office:value-type="string">
            <text:p>The list is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2: Check translation</text:p>
          </table:table-cell>
          <table:table-cell table:style-name="ce230" office:value-type="string">
            <text:p>- At step 2: select WCM page configs</text:p>
          </table:table-cell>
          <table:table-cell table:style-name="ce230" office:value-type="string">
            <text:p>The list under WCM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3: Check translation</text:p>
          </table:table-cell>
          <table:table-cell table:style-name="ce230" office:value-type="string">
            <text:p>- At step 2: select Column page configs</text:p>
          </table:table-cell>
          <table:table-cell table:style-name="ce230" office:value-type="string">
            <text:p>The list under Column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4: Check translation</text:p>
          </table:table-cell>
          <table:table-cell table:style-name="ce230" office:value-type="string">
            <text:p>- At step 2: select Row page configs</text:p>
          </table:table-cell>
          <table:table-cell table:style-name="ce230" office:value-type="string">
            <text:p>The list under Row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5: Check translation</text:p>
          </table:table-cell>
          <table:table-cell table:style-name="ce230" office:value-type="string">
            <text:p>- At step 2: select Tab page configs</text:p>
          </table:table-cell>
          <table:table-cell table:style-name="ce230" office:value-type="string">
            <text:p>The list under Tab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8_WCM_010</text:p>
          </table:table-cell>
          <table:table-cell table:style-name="ce220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2" table:formula="of:=[.B34]" office:value-type="string" office:string-value="REG_AIO168_WCM_010">
            <text:p>REG_AIO168_WCM_010</text:p>
          </table:table-cell>
          <table:table-cell table:style-name="ce226" office:value-type="string">
            <text:p>Check if labels are translated while adding new page by wizard</text:p>
          </table:table-cell>
          <table:table-cell table:style-name="ce230" office:value-type="string">
            <text:p>Step 6: Check translation</text:p>
          </table:table-cell>
          <table:table-cell table:style-name="ce230" office:value-type="string">
            <text:p>- At step 2: select Mix page configs</text:p>
          </table:table-cell>
          <table:table-cell table:style-name="ce230" office:value-type="string">
            <text:p>The list under Mix page configs is shown &amp; well translated in French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7</text:p>
            <text:p>CCP-720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5];6;FIND(&quot;:&quot;;[.F35];1)-FIND(&quot; &quot;;[.F35];1)-1))&gt;VALUE(MID([.F34];6;FIND(&quot;:&quot;;[.F34];1)-FIND(&quot; &quot;;[.F34];1)-1));&quot;&quot;;MAX([.A$7:.A34])+1)" office:value-type="float" office:value="14">
            <text:p>014</text:p>
          </table:table-cell>
          <table:table-cell table:style-name="ce47" office:value-type="string">
            <text:p>REG_AIO168_WCM_011</text:p>
          </table:table-cell>
          <table:table-cell table:style-name="ce220" office:value-type="float" office:value="1">
            <text:p>001</text:p>
          </table:table-cell>
          <table:table-cell table:style-name="ce52" table:formula="of:=[.B35]" office:value-type="string" office:string-value="REG_AIO168_WCM_011">
            <text:p>REG_AIO168_WCM_011</text:p>
          </table:table-cell>
          <table:table-cell table:style-name="ce225" office:value-type="string">
            <text:p>Check the displaying of exo:link when create CLV by Automatic mode</text:p>
          </table:table-cell>
          <table:table-cell table:style-name="ce230" office:value-type="string">
            <text:p>Step 1: Create a content</text:p>
          </table:table-cell>
          <table:table-cell table:style-name="ce230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30" office:value-type="string">
            <text:p>Web content is created successfully.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639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8_WCM_011</text:p>
          </table:table-cell>
          <table:table-cell table:style-name="ce220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8_WCM_011">
            <text:p>REG_AIO168_WCM_011</text:p>
          </table:table-cell>
          <table:table-cell table:style-name="ce226" office:value-type="string">
            <text:p>Check the displaying of exo:link when create CLV by Automatic mode</text:p>
          </table:table-cell>
          <table:table-cell table:style-name="ce230" office:value-type="string">
            <text:p>Step 2: Check the displaying of exo:link when create CLV by Automatic mode</text:p>
          </table:table-cell>
          <table:table-cell table:style-name="ce230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30" office:value-type="string">
            <text:p>Webcontent is not appeared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52</text:p>
            <text:p>CCP-639</text:p>
          </table:table-cell>
          <table:table-cell table:style-name="ce60" office:value-type="string">
            <text:p>Web content appears as a folder.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7];6;FIND(&quot;:&quot;;[.F37];1)-FIND(&quot; &quot;;[.F37];1)-1))&gt;VALUE(MID([.F36];6;FIND(&quot;:&quot;;[.F36];1)-FIND(&quot; &quot;;[.F36];1)-1));&quot;&quot;;MAX([.A$7:.A36])+1)" office:value-type="float" office:value="15">
            <text:p>015</text:p>
          </table:table-cell>
          <table:table-cell table:style-name="ce47" office:value-type="string">
            <text:p>REG_AIO168_WCM_012</text:p>
          </table:table-cell>
          <table:table-cell table:style-name="ce220" office:value-type="float" office:value="1">
            <text:p>001</text:p>
          </table:table-cell>
          <table:table-cell table:style-name="ce52" table:formula="of:=[.B37]" office:value-type="string" office:string-value="REG_AIO168_WCM_012">
            <text:p>REG_AIO168_WCM_012</text:p>
          </table:table-cell>
          <table:table-cell table:style-name="ce225" office:value-type="string">
            <text:p>Check displaying of invisible page when creating a portal page link into a text</text:p>
          </table:table-cell>
          <table:table-cell table:style-name="ce230" office:value-type="string">
            <text:p>Step 1: Create invisible page</text:p>
          </table:table-cell>
          <table:table-cell table:style-name="ce230" office:value-type="string">
            <text:p>- <text:s/>Go to SIte Editor --&gt; Add page wizard </text:p>
            <text:p>- At step 1: do not check in “Visible” check-box</text:p>
          </table:table-cell>
          <table:table-cell table:style-name="ce230" office:value-type="string">
            <text:p>Page is created successfully and it is not displayed in navigation 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8_WCM_012</text:p>
          </table:table-cell>
          <table:table-cell table:style-name="ce22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8_WCM_012">
            <text:p>REG_AIO168_WCM_012</text:p>
          </table:table-cell>
          <table:table-cell table:style-name="ce226" office:value-type="string">
            <text:p>Check displaying of invisible page when creating a portal page link into a text</text:p>
          </table:table-cell>
          <table:table-cell table:style-name="ce230" office:value-type="string">
            <text:p>Step 2: Check displaying of invisible page when creating a portal page link into a text</text:p>
          </table:table-cell>
          <table:table-cell table:style-name="ce230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30" office:value-type="string">
            <text:p>A window is opened. This page selection window allows to select pages with visible and invisible attribute <text:s/>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60</text:p>
            <text:p>CCP-731</text:p>
          </table:table-cell>
          <table:table-cell table:style-name="ce60" office:value-type="string">
            <text:p>This page selection window allows to select pages with visible attribute but not invisible ones</text:p>
          </table:table-cell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39];6;FIND(&quot;:&quot;;[.F39];1)-FIND(&quot; &quot;;[.F39];1)-1))&gt;VALUE(MID([.F38];6;FIND(&quot;:&quot;;[.F38];1)-FIND(&quot; &quot;;[.F38];1)-1));&quot;&quot;;MAX([.A$7:.A38])+1)" office:value-type="float" office:value="16">
            <text:p>016</text:p>
          </table:table-cell>
          <table:table-cell table:style-name="ce47" office:value-type="string">
            <text:p>REG_AIO168_WCM_013</text:p>
          </table:table-cell>
          <table:table-cell table:style-name="ce220" office:value-type="float" office:value="1">
            <text:p>001</text:p>
          </table:table-cell>
          <table:table-cell table:style-name="ce52" table:formula="of:=[.B39]" office:value-type="string" office:string-value="REG_AIO168_WCM_013">
            <text:p>REG_AIO168_WCM_013</text:p>
          </table:table-cell>
          <table:table-cell table:style-name="ce225" office:value-type="string">
            <text:p>Check displaying .rtf file</text:p>
          </table:table-cell>
          <table:table-cell table:style-name="ce230" office:value-type="string">
            <text:p>Step 1: Open form to upload file</text:p>
          </table:table-cell>
          <table:table-cell table:style-name="ce230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30" office:value-type="string">
            <text:p>“Upload a file” form appears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8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3</text:p>
          </table:table-cell>
          <table:table-cell table:style-name="ce220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3">
            <text:p>REG_AIO168_WCM_013</text:p>
          </table:table-cell>
          <table:table-cell table:style-name="ce226" office:value-type="string">
            <text:p>Check displaying .rtf file</text:p>
          </table:table-cell>
          <table:table-cell table:style-name="ce230" office:value-type="string">
            <text:p>Step 2: Upload .rtf file</text:p>
          </table:table-cell>
          <table:table-cell table:style-name="ce230" office:value-type="string">
            <text:p>- Browse 1 .rft file </text:p>
            <text:p>- Click on Upload icon</text:p>
            <text:p>- Click on Save button</text:p>
          </table:table-cell>
          <table:table-cell table:style-name="ce230" office:value-type="string">
            <text:p>.rft file is uploaded successful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43</text:p>
            <text:p>CCP-677</text:p>
          </table:table-cell>
          <table:table-cell table:style-name="ce60"/>
          <table:table-cell table:style-name="ce206" table:number-columns-repeated="245"/>
          <table:table-cell table:number-columns-repeated="768"/>
        </table:table-row>
        <table:table-row table:style-name="ro32">
          <table:table-cell table:style-name="ce20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14" office:value-type="string">
            <text:p>REG_AIO168_WCM_013</text:p>
          </table:table-cell>
          <table:table-cell table:style-name="ce221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205" table:formula="of:=[.B41]" office:value-type="string" office:string-value="REG_AIO168_WCM_013">
            <text:p>REG_AIO168_WCM_013</text:p>
          </table:table-cell>
          <table:table-cell table:style-name="ce227" office:value-type="string">
            <text:p>Check displaying .rtf file</text:p>
          </table:table-cell>
          <table:table-cell table:style-name="ce231" office:value-type="string">
            <text:p>Step 3: View content of .rft file</text:p>
          </table:table-cell>
          <table:table-cell table:style-name="ce231" office:value-type="string">
            <text:p>- Select .rft file above</text:p>
          </table:table-cell>
          <table:table-cell table:style-name="ce231" office:value-type="string">
            <text:p>Content of .rft file is not displayed in the right pane. You can download to view its content.</text:p>
          </table:table-cell>
          <table:table-cell table:style-name="ce240" office:value-type="string">
            <text:p>High</text:p>
          </table:table-cell>
          <table:table-cell table:style-name="ce242" office:value-type="string">
            <text:p>WCM-2943</text:p>
            <text:p>CCP-677</text:p>
          </table:table-cell>
          <table:table-cell table:style-name="ce242" office:value-type="string">
            <text:p>Error in displaying content.</text:p>
          </table:table-cell>
          <table:table-cell table:style-name="ce246" table:number-columns-repeated="245"/>
          <table:table-cell table:style-name="ce248" table:number-columns-repeated="768"/>
        </table:table-row>
        <table:table-row table:style-name="ro20">
          <table:table-cell table:style-name="ce88" table:formula="of:=IF(VALUE(MID([.F42];6;FIND(&quot;:&quot;;[.F42];1)-FIND(&quot; &quot;;[.F42];1)-1))&gt;VALUE(MID([.F41];6;FIND(&quot;:&quot;;[.F41];1)-FIND(&quot; &quot;;[.F41];1)-1));&quot;&quot;;MAX([.A$7:.A41])+1)" office:value-type="float" office:value="17">
            <text:p>017</text:p>
          </table:table-cell>
          <table:table-cell table:style-name="ce47" office:value-type="string">
            <text:p>REG_AIO168_WCM_014</text:p>
          </table:table-cell>
          <table:table-cell table:style-name="ce220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54" office:value-type="string">
            <text:p>Check showing quick edit icon on portlet in porlet mode</text:p>
          </table:table-cell>
          <table:table-cell table:style-name="ce228" office:value-type="string">
            <text:p>Step 1: Add page</text:p>
          </table:table-cell>
          <table:table-cell table:style-name="ce228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28" office:value-type="string">
            <text:p>New page is add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06" table:number-columns-repeated="246"/>
          <table:table-cell table:number-columns-repeated="768"/>
        </table:table-row>
        <table:table-row table:style-name="ro12">
          <table:table-cell table:style-name="ce8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8_WCM_014</text:p>
          </table:table-cell>
          <table:table-cell table:style-name="ce220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8_WCM_014">
            <text:p>REG_AIO168_WCM_014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2: Check Edit icon when resize window</text:p>
          </table:table-cell>
          <table:table-cell table:style-name="ce228" office:value-type="string">
            <text:p>- Go to page AAA and switch to edit mode.</text:p>
            <text:p>- Resize window</text:p>
          </table:table-cell>
          <table:table-cell table:style-name="ce228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28" office:value-type="string">
            <text:p>Resize windows =&gt; quick edit icon of the portlets in column container disappears.</text:p>
          </table:table-cell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8_WCM_014</text:p>
          </table:table-cell>
          <table:table-cell table:style-name="ce220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4">
            <text:p>REG_AIO168_WCM_014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3: Check Quick edit icon when move mouse over</text:p>
          </table:table-cell>
          <table:table-cell table:style-name="ce228" office:value-type="string">
            <text:p>Pass mouse over 3 buttons Portlet Mode, Minimize, Maximize (in top-right corner) of the portlets in column container</text:p>
          </table:table-cell>
          <table:table-cell table:style-name="ce228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28" office:value-type="string">
            <text:p>the quick edit icon of these portlets appears again.</text:p>
          </table:table-cell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8_WCM_014</text:p>
          </table:table-cell>
          <table:table-cell table:style-name="ce220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52" table:formula="of:=[.B45]" office:value-type="string" office:string-value="REG_AIO168_WCM_014">
            <text:p>REG_AIO168_WCM_014</text:p>
          </table:table-cell>
          <table:table-cell table:style-name="ce228" office:value-type="string">
            <text:p>Check showing quick edit icon on portlet in porlet mode</text:p>
          </table:table-cell>
          <table:table-cell table:style-name="ce228" office:value-type="string">
            <text:p>Step 4: Check Quick edit icon when move mouse over</text:p>
          </table:table-cell>
          <table:table-cell table:style-name="ce228" office:value-type="string">
            <text:p>Pass mouse over 3 buttons Portlet Mode, Minimize, Maximize of the portlets outside column container</text:p>
          </table:table-cell>
          <table:table-cell table:style-name="ce228" office:value-type="string">
            <text:p>The Edit icon on each portlet is well displayed</text:p>
          </table:table-cell>
          <table:table-cell table:style-name="ce206" office:value-type="string">
            <text:p>High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28" office:value-type="string">
            <text:p>the quick edit icon of portlets inside column container disappears.</text:p>
          </table:table-cell>
          <table:table-cell table:style-name="ce206" table:number-columns-repeated="245"/>
          <table:table-cell table:number-columns-repeated="768"/>
        </table:table-row>
        <table:table-row table:style-name="ro7">
          <table:table-cell table:style-name="ce88" table:formula="of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7" office:value-type="string">
            <text:p>REG_AIO168_WCM_015</text:p>
          </table:table-cell>
          <table:table-cell table:style-name="ce220" office:value-type="float" office:value="1">
            <text:p>001</text:p>
          </table:table-cell>
          <table:table-cell table:style-name="ce52" table:formula="of:=[.B46]" office:value-type="string" office:string-value="REG_AIO168_WCM_015">
            <text:p>REG_AIO168_WCM_015</text:p>
          </table:table-cell>
          <table:table-cell table:style-name="ce229" office:value-type="string">
            <text:p>Check if Link can't be distinguished in fck editor edit mode</text:p>
          </table:table-cell>
          <table:table-cell table:style-name="ce228" office:value-type="string">
            <text:p>Step 1: Add SCV</text:p>
          </table:table-cell>
          <table:table-cell table:style-name="ce228" office:value-type="string">
            <text:p>- Edit a page -&gt; insert on it a new scv</text:p>
          </table:table-cell>
          <table:table-cell table:style-name="ce206" office:value-type="string">
            <text:p>SCV is added into page</text:p>
          </table:table-cell>
          <table:table-cell table:style-name="ce206" office:value-type="string">
            <text:p>Low</text:p>
          </table:table-cell>
          <table:table-cell table:style-name="ce206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1">
          <table:table-cell table:style-name="ce8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8_WCM_015</text:p>
          </table:table-cell>
          <table:table-cell table:style-name="ce220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52" table:formula="of:=[.B47]" office:value-type="string" office:string-value="REG_AIO168_WCM_015">
            <text:p>REG_AIO168_WCM_015</text:p>
          </table:table-cell>
          <table:table-cell table:style-name="ce228" office:value-type="string">
            <text:p>Check if Link can't be distinguished in fck editor edit mode</text:p>
          </table:table-cell>
          <table:table-cell table:style-name="ce228" office:value-type="string">
            <text:p>Step 2: Add content</text:p>
          </table:table-cell>
          <table:table-cell table:style-name="ce228" office:value-type="string">
            <text:p><text:span text:style-name="T14">- Edit the scv and insert on it a new content, a Free layout WebContent for example.</text:span></text:p>
            <text:p><text:span text:style-name="T14">- In the fck editor of this content, add a link using the insert/edit link icon</text:span></text:p>
          </table:table-cell>
          <table:table-cell table:style-name="ce228" office:value-type="string">
            <text:p>The link is displayed as a real link</text:p>
          </table:table-cell>
          <table:table-cell table:style-name="ce206" office:value-type="string">
            <text:p>Low</text:p>
          </table:table-cell>
          <table:table-cell table:style-name="ce206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28" office:value-type="string">
            <text:p>4- The link style will not change(fck_edit_link.JPG). So It couldn't be distinguished from the other content. The problem is not seen in the view mode(fck_view_link.JPG) </text:p>
          </table:table-cell>
          <table:table-cell table:style-name="ce206" table:number-columns-repeated="245"/>
          <table:table-cell table:number-columns-repeated="768"/>
        </table:table-row>
        <table:table-row table:style-name="ro20">
          <table:table-cell table:style-name="ce88" table:formula="of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7" office:value-type="string">
            <text:p>REG_AIO168_WCM_016</text:p>
          </table:table-cell>
          <table:table-cell table:style-name="ce104" office:value-type="float" office:value="1">
            <text:p>001</text:p>
          </table:table-cell>
          <table:table-cell table:style-name="ce110" table:formula="of:=[.B48]" office:value-type="string" office:string-value="REG_AIO168_WCM_016">
            <text:p>REG_AIO168_WCM_016</text:p>
          </table:table-cell>
          <table:table-cell table:style-name="ce114" office:value-type="string">
            <text:p>Check encoding when display Taxonomy in the CLV categories</text:p>
          </table:table-cell>
          <table:table-cell table:style-name="ce58" office:value-type="string">
            <text:p>Step 1: Add new taxonomy tree</text:p>
          </table:table-cell>
          <table:table-cell table:style-name="ce234" office:value-type="string">
            <text:p><text:span text:style-name="T12">- Go to Site administration.</text:span></text:p>
            <text:p><text:span text:style-name="T12">- Go to Ontologies then Manage Taxonomy Trees.</text:span></text:p>
            <text:p><text:span text:style-name="T12">- Click Edit icon at the line of “acme” </text:span></text:p>
            <text:p><text:span text:style-name="T12">- Click Add to add new taxonomy under the acme with name contains accented character like "prévention".</text:span></text:p>
          </table:table-cell>
          <table:table-cell table:style-name="ce58" office:value-type="string">
            <text:p>Create new taxonomy tree successfully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8, WCM-2627, PORTAL-3744 </text:p>
            <text:p>CCP-302</text:p>
          </table:table-cell>
          <table:table-cell table:style-name="ce186" office:value-type="string">
            <text:p>Currently display error of the header at step 4</text:p>
          </table:table-cell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6</text:p>
          </table:table-cell>
          <table:table-cell table:style-name="ce104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8_WCM_016">
            <text:p>REG_AIO168_WCM_016</text:p>
          </table:table-cell>
          <table:table-cell table:style-name="ce58" office:value-type="string">
            <text:p>Check encoding when display Taxonomy in the CLV categories</text:p>
          </table:table-cell>
          <table:table-cell table:style-name="ce58" office:value-type="string">
            <text:p>Step 2: Check the displaying the name of new added taxonomy</text:p>
          </table:table-cell>
          <table:table-cell table:style-name="ce58" office:value-type="string">
            <text:p>- Go to the News page in the acme site and click on the category just created</text:p>
          </table:table-cell>
          <table:table-cell table:style-name="ce58" office:value-type="string">
            <text:p>The name of the category is displayed OK in the header</text:p>
          </table:table-cell>
          <table:table-cell table:style-name="ce145" office:value-type="string">
            <text:p>High</text:p>
          </table:table-cell>
          <table:table-cell table:style-name="ce145" office:value-type="string">
            <text:p>WCM-2688, WCM-2627, PORTAL-3744 </text:p>
            <text:p>CCP-302</text:p>
          </table:table-cell>
          <table:table-cell table:style-name="ce186"/>
          <table:table-cell table:style-name="ce206" table:number-columns-repeated="245"/>
          <table:table-cell table:number-columns-repeated="768"/>
        </table:table-row>
        <table:table-row table:style-name="ro30">
          <table:table-cell table:style-name="ce88" table:formula="of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REG_AIO168_WCM_017</text:p>
          </table:table-cell>
          <table:table-cell table:style-name="ce104" office:value-type="float" office:value="1">
            <text:p>001</text:p>
          </table:table-cell>
          <table:table-cell table:style-name="ce52" table:formula="of:=[.B50]" office:value-type="string" office:string-value="REG_AIO168_WCM_017">
            <text:p>REG_AIO168_WCM_017</text:p>
          </table:table-cell>
          <table:table-cell table:style-name="ce114" office:value-type="string">
            <text:p>Check searching with special character while configuring CLV</text:p>
          </table:table-cell>
          <table:table-cell table:style-name="ce228" office:value-type="string">
            <text:p>Step 1: Search with special characters</text:p>
          </table:table-cell>
          <table:table-cell table:style-name="ce58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28" office:value-type="string">
            <text:p>Show message alerts There are some invalid characters when search with * and return search result when search with -</text:p>
          </table:table-cell>
          <table:table-cell table:style-name="ce206" office:value-type="string">
            <text:p>Low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43" office:value-type="string">
            <text:p><text:span text:style-name="T16">- Click on the search button.</text:span></text:p>
            <text:p><text:span text:style-name="T16"><text:s text:c="6"/></text:span><text:span text:style-name="T16">==&gt; An error message appears " Unknown error </text:span></text:p>
          </table:table-cell>
          <table:table-cell table:style-name="ce206" table:number-columns-repeated="245"/>
          <table:table-cell table:number-columns-repeated="768"/>
        </table:table-row>
        <table:table-row table:style-name="ro10">
          <table:table-cell table:style-name="ce88"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47" office:value-type="string">
            <text:p>REG_AIO168_WCM_018</text:p>
          </table:table-cell>
          <table:table-cell table:style-name="ce104" office:value-type="float" office:value="1">
            <text:p>001</text:p>
          </table:table-cell>
          <table:table-cell table:style-name="ce110" table:formula="of:=[.B51]" office:value-type="string" office:string-value="REG_AIO168_WCM_018">
            <text:p>REG_AIO168_WCM_018</text:p>
          </table:table-cell>
          <table:table-cell table:style-name="ce114" office:value-type="string">
            <text:p>Cache &amp; Categories with publication errors </text:p>
          </table:table-cell>
          <table:table-cell table:style-name="ce58" office:value-type="string">
            <text:p>Step 1: Create web 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8" office:value-type="string">
            <text:p>Create new web content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 office:value-type="string">
            <text:p>Currently at step 8 the change in the web content is not updated (display the old content)</text:p>
          </table:table-cell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7">
          <table:table-cell table:style-name="ce8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2: Edit content</text:p>
          </table:table-cell>
          <table:table-cell table:style-name="ce58" office:value-type="string">
            <text:p>- Select then change content of new added web content</text:p>
          </table:table-cell>
          <table:table-cell table:style-name="ce58" office:value-type="string">
            <text:p>Edit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9">
          <table:table-cell table:style-name="ce8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52" table:formula="of:=[.B53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3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1">
          <table:table-cell table:style-name="ce8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4: Add reference</text:p>
          </table:table-cell>
          <table:table-cell table:style-name="ce58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8" office:value-type="string">
            <text:p>Selected taxonomies are listed in Referenced categories tab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9">
          <table:table-cell table:style-name="ce8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5: View added content</text:p>
          </table:table-cell>
          <table:table-cell table:style-name="ce58" office:value-type="string">
            <text:p>- Choose News page in acme site</text:p>
            <text:p>- Click World </text:p>
            <text:p>(do not open other categories)</text:p>
          </table:table-cell>
          <table:table-cell table:style-name="ce236" office:value-type="string">
            <text:p>the node test exist: open it : content 0000 is shown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12">
          <table:table-cell table:style-name="ce8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6: Edit content of web content</text:p>
          </table:table-cell>
          <table:table-cell table:style-name="ce58" office:value-type="string">
            <text:p>- Go to Public drive</text:p>
            <text:p>- Edit added web content above (change the content) </text:p>
          </table:table-cell>
          <table:table-cell table:style-name="ce58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7">
          <table:table-cell table:style-name="ce8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REG_AIO168_WCM_018</text:p>
          </table:table-cell>
          <table:table-cell table:style-name="ce104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2" table:formula="of:=[.B57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7: Publish edited content</text:p>
          </table:table-cell>
          <table:table-cell table:style-name="ce58" office:value-type="string">
            <text:p>- Click Manage Publication &amp; Click State</text:p>
          </table:table-cell>
          <table:table-cell table:style-name="ce58" office:value-type="string">
            <text:p>Change is saved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  <table:table-cell table:number-columns-repeated="768"/>
        </table:table-row>
        <table:table-row table:style-name="ro9">
          <table:table-cell table:style-name="ce8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8_WCM_018</text:p>
          </table:table-cell>
          <table:table-cell table:style-name="ce105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8_WCM_018">
            <text:p>REG_AIO168_WCM_018</text:p>
          </table:table-cell>
          <table:table-cell table:style-name="ce58" office:value-type="string">
            <text:p>Cache &amp; Categories with publication errors </text:p>
          </table:table-cell>
          <table:table-cell table:style-name="ce58" office:value-type="string">
            <text:p>Step 8: Check displaying change of the web content</text:p>
          </table:table-cell>
          <table:table-cell table:style-name="ce58" office:value-type="string">
            <text:p>- Go to News page in acme site &amp; choose World category</text:p>
            <text:p>- Open the web content from right pane</text:p>
          </table:table-cell>
          <table:table-cell table:style-name="ce58" office:value-type="string">
            <text:p>The web content details is shown with new changes in content (new content is updated in other category)</text:p>
          </table:table-cell>
          <table:table-cell table:style-name="ce145" office:value-type="string">
            <text:p>High</text:p>
          </table:table-cell>
          <table:table-cell table:style-name="ce57" office:value-type="string">
            <text:p>WCM-2725 </text:p>
            <text:p>CCP-345</text:p>
          </table:table-cell>
          <table:table-cell table:style-name="ce186" table:number-columns-repeated="2"/>
          <table:table-cell table:style-name="ce197" table:number-columns-repeated="235"/>
          <table:table-cell table:style-name="ce202" table:number-columns-repeated="8"/>
          <table:table-cell table:style-name="ce203"/>
          <table:table-cell table:number-columns-repeated="768"/>
        </table:table-row>
        <table:table-row table:style-name="ro21">
          <table:table-cell table:style-name="ce88" table:formula="of:=IF(VALUE(MID([.F59];6;FIND(&quot;:&quot;;[.F59];1)-FIND(&quot; &quot;;[.F59];1)-1))&gt;VALUE(MID([.F58];6;FIND(&quot;:&quot;;[.F58];1)-FIND(&quot; &quot;;[.F58];1)-1));&quot;&quot;;MAX([.A$7:.A58])+1)" office:value-type="float" office:value="22">
            <text:p>022</text:p>
          </table:table-cell>
          <table:table-cell table:style-name="ce48" office:value-type="string">
            <text:p>REG_AIO168_WCM_019</text:p>
          </table:table-cell>
          <table:table-cell table:style-name="ce104" office:value-type="float" office:value="1">
            <text:p>001</text:p>
          </table:table-cell>
          <table:table-cell table:style-name="ce47" office:value-type="string">
            <text:p>REG_AIO168_WCM_019</text:p>
          </table:table-cell>
          <table:table-cell table:style-name="ce114" office:value-type="string">
            <text:p>Check show HTML link in a printed document</text:p>
          </table:table-cell>
          <table:table-cell table:style-name="ce58" office:value-type="string">
            <text:p>Step 1: Create Free layout webcontent</text:p>
          </table:table-cell>
          <table:table-cell table:style-name="ce58" office:value-type="string">
            <text:p>- Go to Site Explorer</text:p>
            <text:p>- Select 1 personal drive (e.g: public)</text:p>
            <text:p>- Create 1 free layout web content</text:p>
            <text:p>- add an HTML link in the document</text:p>
          </table:table-cell>
          <table:table-cell table:style-name="ce58" office:value-type="string">
            <text:p>Create new web content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9">
          <table:table-cell table:style-name="ce8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58" office:value-type="string">
            <text:p>Step 2: Public node</text:p>
          </table:table-cell>
          <table:table-cell table:style-name="ce58" office:value-type="string">
            <text:p>go to manage publications and choose States and versions based publication: make the node published</text:p>
          </table:table-cell>
          <table:table-cell table:style-name="ce58" office:value-type="string">
            <text:p>Public node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2" office:value-type="string">
            <text:p>Step 3: Add document newly created</text:p>
          </table:table-cell>
          <table:table-cell table:style-name="ce232" office:value-type="string">
            <text:p>- Go to Site Editor/Add content</text:p>
            <text:p>- Choose the document newly created</text:p>
          </table:table-cell>
          <table:table-cell table:style-name="ce232" office:value-type="string">
            <text:p>The document is selected successfully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2">
          <table:table-cell table:style-name="ce8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8_WCM_019</text:p>
          </table:table-cell>
          <table:table-cell table:style-name="ce104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8_WCM_019">
            <text:p>REG_AIO168_WCM_019</text:p>
          </table:table-cell>
          <table:table-cell table:style-name="ce58" office:value-type="string">
            <text:p>Check show HTML link in a printed document</text:p>
          </table:table-cell>
          <table:table-cell table:style-name="ce232" office:value-type="string">
            <text:p>Step 4: show HTML link when printing</text:p>
          </table:table-cell>
          <table:table-cell table:style-name="ce232" office:value-type="string">
            <text:p>- Click Print icon to print this document</text:p>
            <text:p>Choose to print to a file. </text:p>
          </table:table-cell>
          <table:table-cell table:style-name="ce232" office:value-type="string">
            <text:p>The HTML link is shown in the document</text:p>
          </table:table-cell>
          <table:table-cell table:style-name="ce206"/>
          <table:table-cell table:style-name="ce206" office:value-type="string">
            <text:p>WCM-2946</text:p>
            <text:p>CPP-692</text:p>
          </table:table-cell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" table:number-rows-repeated="2">
          <table:table-cell table:style-name="ce206" table:number-columns-repeated="5"/>
          <table:table-cell table:style-name="ce232" table:number-columns-repeated="3"/>
          <table:table-cell table:style-name="ce206" table:number-columns-repeated="2"/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" table:number-rows-repeated="46">
          <table:table-cell table:style-name="ce206" table:number-columns-repeated="10"/>
          <table:table-cell table:style-name="ce228"/>
          <table:table-cell table:style-name="ce206" table:number-columns-repeated="245"/>
          <table:table-cell table:number-columns-repeated="768"/>
        </table:table-row>
        <table:table-row table:style-name="ro1" table:number-rows-repeated="65426">
          <table:table-cell table:style-name="ce20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9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8" table:number-columns-repeated="245" table:default-cell-style-name="Default"/>
        <table:table-row table:style-name="ro1">
          <table:table-cell table:style-name="ce206"/>
          <table:table-cell table:style-name="ce210" office:value-type="string">
            <text:p>TEST CASES</text:p>
          </table:table-cell>
          <table:table-cell table:style-name="ce215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41"/>
          <table:table-cell table:style-name="ce206"/>
          <table:table-cell table:style-name="ce244" office:value-type="string">
            <text:p>Passed</text:p>
          </table:table-cell>
          <table:table-cell table:style-name="ce244" table:formula="of:=COUNTIF([.L$7:.L$1022];[.$L1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</table:table-row>
        <table:table-row table:style-name="ro1">
          <table:table-cell table:style-name="ce206"/>
          <table:table-cell table:style-name="ce211"/>
          <table:table-cell table:style-name="ce216"/>
          <table:table-cell table:style-name="ce222" table:number-columns-repeated="2"/>
          <table:table-cell table:style-name="ce206"/>
          <table:table-cell table:style-name="ce222" table:number-columns-repeated="2"/>
          <table:table-cell table:style-name="ce237"/>
          <table:table-cell table:style-name="ce206" table:number-columns-repeated="2"/>
          <table:table-cell table:style-name="ce244" office:value-type="string">
            <text:p>Failed</text:p>
          </table:table-cell>
          <table:table-cell table:style-name="ce244" table:formula="of:=COUNTIF([.L$7:.L$1022];[.$L2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</table:table-row>
        <table:table-row table:style-name="ro19">
          <table:table-cell table:style-name="ce206"/>
          <table:table-cell table:style-name="ce212" office:value-type="string">
            <text:p>Function List:</text:p>
          </table:table-cell>
          <table:table-cell table:style-name="ce217" office:value-type="string" table:number-columns-spanned="3" table:number-rows-spanned="1">
            <text:p>Bugs on WCM 1.2.x for regression test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4" office:value-type="string">
            <text:p>Blocked</text:p>
          </table:table-cell>
          <table:table-cell table:style-name="ce244" table:formula="of:=COUNTIF([.L$7:.L$1022];[.$L3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</table:table-row>
        <table:table-row table:style-name="ro7">
          <table:table-cell table:style-name="ce206"/>
          <table:table-cell table:style-name="ce212" office:value-type="string">
            <text:p>Total Main Cases:</text:p>
          </table:table-cell>
          <table:table-cell table:style-name="ce218" table:formula="of:=MAX([.A7:.A1005])" office:value-type="float" office:value="1" table:number-columns-spanned="3" table:number-rows-spanned="1">
            <text:p>1</text:p>
          </table:table-cell>
          <table:covered-table-cell table:style-name="ce223"/>
          <table:covered-table-cell table:style-name="ce218"/>
          <table:table-cell table:style-name="ce206"/>
          <table:table-cell table:style-name="ce233"/>
          <table:table-cell table:style-name="ce235"/>
          <table:table-cell table:style-name="ce238"/>
          <table:table-cell table:style-name="ce206" table:number-columns-repeated="2"/>
          <table:table-cell table:style-name="ce245" office:value-type="string">
            <text:p>Untested</text:p>
          </table:table-cell>
          <table:table-cell table:style-name="ce244" table:formula="of:=COUNTIF([.L$7:.L$1022];[.$L4])" office:value-type="float" office:value="0">
            <text:p>0</text:p>
          </table:table-cell>
          <table:table-cell table:style-name="ce244" table:number-columns-repeated="2"/>
          <table:table-cell table:style-name="ce241" table:number-columns-repeated="215"/>
          <table:table-cell table:style-name="ce206" table:number-columns-repeated="26"/>
        </table:table-row>
        <table:table-row table:style-name="ro1">
          <table:table-cell table:style-name="ce206"/>
          <table:table-cell table:style-name="ce213"/>
          <table:table-cell table:style-name="ce206"/>
          <table:table-cell table:style-name="ce224" table:number-columns-repeated="2"/>
          <table:table-cell table:style-name="ce224" office:value-type="string">
            <text:p><text:s/></text:p>
          </table:table-cell>
          <table:table-cell table:style-name="ce224" table:number-columns-repeated="2"/>
          <table:table-cell table:style-name="ce239"/>
          <table:table-cell table:style-name="ce206" table:number-columns-repeated="2"/>
          <table:table-cell table:style-name="ce206" office:value-type="string">
            <text:p>N/A</text:p>
          </table:table-cell>
          <table:table-cell table:style-name="ce244" table:formula="of:=COUNTIF([.L$7:.L$1022];[.$L5])" office:value-type="float" office:value="0">
            <text:p>0</text:p>
          </table:table-cell>
          <table:table-cell table:style-name="ce244" table:number-columns-repeated="2"/>
          <table:table-cell table:style-name="ce206" table:number-columns-repeated="241"/>
        </table:table-row>
        <table:table-row table:style-name="ro7">
          <table:table-cell table:style-name="ce207" office:value-type="string">
            <text:p>Case No</text:p>
          </table:table-cell>
          <table:table-cell table:style-name="ce207" office:value-type="string">
            <text:p>Related function</text:p>
          </table:table-cell>
          <table:table-cell table:style-name="ce207" office:value-type="string">
            <text:p>Case ID</text:p>
          </table:table-cell>
          <table:table-cell table:style-name="ce207" office:value-type="string">
            <text:p>Path</text:p>
          </table:table-cell>
          <table:table-cell table:style-name="ce207" office:value-type="string">
            <text:p>Case Description</text:p>
          </table:table-cell>
          <table:table-cell table:style-name="ce207" office:value-type="string">
            <text:p>Step Description</text:p>
          </table:table-cell>
          <table:table-cell table:style-name="ce207" office:value-type="string">
            <text:p>Steps to produce</text:p>
          </table:table-cell>
          <table:table-cell table:style-name="ce207" office:value-type="string">
            <text:p>Expected Output</text:p>
          </table:table-cell>
          <table:table-cell table:style-name="ce207" office:value-type="string">
            <text:p>Priority</text:p>
          </table:table-cell>
          <table:table-cell table:style-name="ce207" office:value-type="string">
            <text:p>Link</text:p>
          </table:table-cell>
          <table:table-cell table:style-name="ce207" office:value-type="string">
            <text:p>Bug description</text:p>
          </table:table-cell>
          <table:table-cell table:style-name="ce207"/>
          <table:table-cell table:style-name="ce193" table:number-columns-repeated="7"/>
          <table:table-cell table:style-name="ce247" table:number-columns-repeated="211"/>
          <table:table-cell table:style-name="ce239" table:number-columns-repeated="25"/>
          <table:table-cell table:style-name="ce206"/>
        </table:table-row>
        <table:table-row table:style-name="ro11">
          <table:table-cell table:style-name="ce208" office:value-type="float" office:value="1">
            <text:p>001</text:p>
          </table:table-cell>
          <table:table-cell table:style-name="ce47" office:value-type="string">
            <text:p>REG_AIO169_WCM_001</text:p>
          </table:table-cell>
          <table:table-cell table:style-name="ce219" office:value-type="float" office:value="1">
            <text:p>001</text:p>
          </table:table-cell>
          <table:table-cell table:style-name="ce52" table:formula="of:=[.B7]" office:value-type="string" office:string-value="REG_AIO169_WCM_001">
            <text:p>REG_AIO169_WCM_001</text:p>
          </table:table-cell>
          <table:table-cell table:style-name="ce253" office:value-type="string">
            <text:p>Links are displayed not underlined when visited </text:p>
          </table:table-cell>
          <table:table-cell table:style-name="ce230" office:value-type="string">
            <text:p>Step 1: inserting web links</text:p>
          </table:table-cell>
          <table:table-cell table:style-name="ce230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30" office:value-type="string">
            <text:p><text:s/>Free layout web content form appear 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92</text:p>
            <text:p>CCP-810</text:p>
          </table:table-cell>
          <table:table-cell table:style-name="ce60"/>
          <table:table-cell table:style-name="ce206" table:number-columns-repeated="245"/>
        </table:table-row>
        <table:table-row table:style-name="ro10">
          <table:table-cell table:style-name="ce8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AIO169_WCM_001</text:p>
          </table:table-cell>
          <table:table-cell table:style-name="ce2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9_WCM_001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230" office:value-type="string">
            <text:p>Step 2: Show insert/edit link form</text:p>
          </table:table-cell>
          <table:table-cell table:style-name="ce230" office:value-type="string">
            <text:p>- Click Insert/Edit link on Main content</text:p>
            <text:p>- Input value for URL and click OK button</text:p>
            <text:p>- Click on this link </text:p>
          </table:table-cell>
          <table:table-cell table:style-name="ce55" office:value-type="string">
            <text:p><text:span text:style-name="T17">- The link appear underlined</text:span></text:p>
            <text:p><text:span text:style-name="T17">- The link is changed color</text:span>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92</text:p>
            <text:p>CCP-810</text:p>
          </table:table-cell>
          <table:table-cell table:style-name="ce258"/>
          <table:table-cell table:style-name="ce206" table:number-columns-repeated="245"/>
        </table:table-row>
        <table:table-row table:style-name="ro11">
          <table:table-cell table:style-name="ce8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7" office:value-type="string">
            <text:p>REG_AIO169_WCM_001</text:p>
          </table:table-cell>
          <table:table-cell table:style-name="ce2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9_WCM_001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230" office:value-type="string">
            <text:p>Step 3: inserting portal links</text:p>
          </table:table-cell>
          <table:table-cell table:style-name="ce230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30" office:value-type="string">
            <text:p><text:s/>Free layout web content form appear 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92</text:p>
            <text:p>CCP-810</text:p>
          </table:table-cell>
          <table:table-cell table:style-name="ce60"/>
          <table:table-cell table:style-name="ce206" table:number-columns-repeated="245"/>
        </table:table-row>
        <table:table-row table:style-name="ro11">
          <table:table-cell table:style-name="ce8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7" office:value-type="string">
            <text:p>REG_AIO169_WCM_001</text:p>
          </table:table-cell>
          <table:table-cell table:style-name="ce2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9_WCM_001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230" office:value-type="string">
            <text:p>Step 4: Show insert link to a site page form</text:p>
          </table:table-cell>
          <table:table-cell table:style-name="ce230" office:value-type="string">
            <text:p>- Click insert link to a site page form on Main content</text:p>
            <text:p>- Click Get portal link button</text:p>
            <text:p>- Select one page in list and Click Save</text:p>
            <text:p>- Click on this link </text:p>
          </table:table-cell>
          <table:table-cell table:style-name="ce55" office:value-type="string">
            <text:p><text:span text:style-name="T17">- The link appear underlined</text:span></text:p>
            <text:p><text:span text:style-name="T17">- The link is changed color</text:span>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92</text:p>
            <text:p>CCP-810</text:p>
          </table:table-cell>
          <table:table-cell table:style-name="ce60"/>
          <table:table-cell table:style-name="ce206" table:number-columns-repeated="245"/>
        </table:table-row>
        <table:table-row table:style-name="ro11">
          <table:table-cell table:style-name="ce8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7" office:value-type="string">
            <text:p>REG_AIO169_WCM_001</text:p>
          </table:table-cell>
          <table:table-cell table:style-name="ce2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9_WCM_001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230" office:value-type="string">
            <text:p>Step 5: inserting content</text:p>
          </table:table-cell>
          <table:table-cell table:style-name="ce230" office:value-type="string">
            <text:p>- Go to Sites Explorer/Sites Management/acme/document</text:p>
            <text:p>- Click add Document</text:p>
            <text:p>- Choose template for document ( Free layout webcontent)</text:p>
          </table:table-cell>
          <table:table-cell table:style-name="ce230" office:value-type="string">
            <text:p><text:s/>Free layout web content form appear 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92</text:p>
            <text:p>CCP-810</text:p>
          </table:table-cell>
          <table:table-cell table:style-name="ce60"/>
          <table:table-cell table:style-name="ce206" table:number-columns-repeated="245"/>
        </table:table-row>
        <table:table-row table:style-name="ro10">
          <table:table-cell table:style-name="ce8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7" office:value-type="string">
            <text:p>REG_AIO169_WCM_001</text:p>
          </table:table-cell>
          <table:table-cell table:style-name="ce2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2" table:formula="of:=[.B12]" office:value-type="string" office:string-value="REG_AIO169_WCM_001">
            <text:p>REG_AIO169_WCM_001</text:p>
          </table:table-cell>
          <table:table-cell table:style-name="ce55" office:value-type="string">
            <text:p>Links are displayed not underlined when visited </text:p>
          </table:table-cell>
          <table:table-cell table:style-name="ce230" office:value-type="string">
            <text:p>Step 6: Show insert contents form</text:p>
          </table:table-cell>
          <table:table-cell table:style-name="ce230" office:value-type="string">
            <text:p>- Click insert contents on Main content</text:p>
            <text:p>- In content selector form choose <text:s/>one content </text:p>
            <text:p>- Click on this link </text:p>
          </table:table-cell>
          <table:table-cell table:style-name="ce55" office:value-type="string">
            <text:p><text:span text:style-name="T17">- The link appear underlined</text:span></text:p>
            <text:p><text:span text:style-name="T17">- The link is changed color</text:span></text:p>
          </table:table-cell>
          <table:table-cell table:style-name="ce232" office:value-type="string">
            <text:p>High</text:p>
          </table:table-cell>
          <table:table-cell table:style-name="ce60" office:value-type="string">
            <text:p>WCM-2992</text:p>
            <text:p>CCP-810</text:p>
          </table:table-cell>
          <table:table-cell table:style-name="ce60"/>
          <table:table-cell table:style-name="ce206" table:number-columns-repeated="24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1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/>
          <table:table-cell/>
          <table:table-cell table:style-name="ce206" table:number-columns-repeated="245"/>
        </table:table-row>
        <table:table-row table:style-name="ro1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 table:number-rows-repeated="4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 table:number-rows-repeated="5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7"/>
          <table:table-cell table:style-name="ce220"/>
          <table:table-cell table:style-name="ce52"/>
          <table:table-cell table:style-name="ce225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88"/>
          <table:table-cell table:style-name="ce48"/>
          <table:table-cell table:style-name="ce220"/>
          <table:table-cell table:style-name="ce52"/>
          <table:table-cell table:style-name="ce226"/>
          <table:table-cell table:style-name="ce230" table:number-columns-repeated="3"/>
          <table:table-cell table:style-name="ce232"/>
          <table:table-cell table:style-name="ce60" table:number-columns-repeated="2"/>
          <table:table-cell table:style-name="ce206" table:number-columns-repeated="245"/>
        </table:table-row>
        <table:table-row table:style-name="ro32">
          <table:table-cell table:style-name="ce249"/>
          <table:table-cell table:style-name="ce250"/>
          <table:table-cell table:style-name="ce251"/>
          <table:table-cell table:style-name="ce252"/>
          <table:table-cell table:style-name="ce254"/>
          <table:table-cell table:style-name="ce255" table:number-columns-repeated="3"/>
          <table:table-cell table:style-name="ce256"/>
          <table:table-cell table:style-name="ce257" table:number-columns-repeated="2"/>
          <table:table-cell table:style-name="ce259" table:number-columns-repeated="245"/>
        </table:table-row>
        <table:table-row table:style-name="ro1">
          <table:table-cell table:style-name="ce209"/>
          <table:table-cell table:style-name="ce47"/>
          <table:table-cell table:style-name="ce220"/>
          <table:table-cell table:style-name="ce52"/>
          <table:table-cell table:style-name="ce54"/>
          <table:table-cell table:style-name="ce228" table:number-columns-repeated="3"/>
          <table:table-cell table:style-name="ce206"/>
          <table:table-cell table:style-name="ce59"/>
          <table:table-cell table:style-name="ce206" table:number-columns-repeated="246"/>
        </table:table-row>
        <table:table-row table:style-name="ro1" table:number-rows-repeated="3">
          <table:table-cell table:style-name="ce209"/>
          <table:table-cell table:style-name="ce48"/>
          <table:table-cell table:style-name="ce220"/>
          <table:table-cell table:style-name="ce52"/>
          <table:table-cell table:style-name="ce228" table:number-columns-repeated="4"/>
          <table:table-cell table:style-name="ce206"/>
          <table:table-cell table:style-name="ce59"/>
          <table:table-cell table:style-name="ce228"/>
          <table:table-cell table:style-name="ce206" table:number-columns-repeated="245"/>
        </table:table-row>
        <table:table-row table:style-name="ro1">
          <table:table-cell table:style-name="ce209"/>
          <table:table-cell table:style-name="ce47"/>
          <table:table-cell table:style-name="ce220"/>
          <table:table-cell table:style-name="ce52"/>
          <table:table-cell table:style-name="ce229"/>
          <table:table-cell table:style-name="ce228" table:number-columns-repeated="2"/>
          <table:table-cell table:style-name="ce206" table:number-columns-repeated="3"/>
          <table:table-cell table:style-name="ce228"/>
          <table:table-cell table:style-name="ce206" table:number-columns-repeated="245"/>
        </table:table-row>
        <table:table-row table:style-name="ro1">
          <table:table-cell table:style-name="ce209"/>
          <table:table-cell table:style-name="ce48"/>
          <table:table-cell table:style-name="ce220"/>
          <table:table-cell table:style-name="ce52"/>
          <table:table-cell table:style-name="ce228" table:number-columns-repeated="4"/>
          <table:table-cell table:style-name="ce206" table:number-columns-repeated="2"/>
          <table:table-cell table:style-name="ce228"/>
          <table:table-cell table:style-name="ce206" table:number-columns-repeated="245"/>
        </table:table-row>
        <table:table-row table:style-name="ro1">
          <table:table-cell table:style-name="ce209"/>
          <table:table-cell table:style-name="ce47"/>
          <table:table-cell table:style-name="ce104"/>
          <table:table-cell table:style-name="ce110"/>
          <table:table-cell table:style-name="ce114"/>
          <table:table-cell table:style-name="ce58"/>
          <table:table-cell table:style-name="ce234"/>
          <table:table-cell table:style-name="ce58"/>
          <table:table-cell table:style-name="ce145" table:number-columns-repeated="2"/>
          <table:table-cell table:style-name="ce186"/>
          <table:table-cell table:style-name="ce206" table:number-columns-repeated="245"/>
        </table:table-row>
        <table:table-row table:style-name="ro1">
          <table:table-cell table:style-name="ce209"/>
          <table:table-cell table:style-name="ce48"/>
          <table:table-cell table:style-name="ce104"/>
          <table:table-cell table:style-name="ce52"/>
          <table:table-cell table:style-name="ce58" table:number-columns-repeated="4"/>
          <table:table-cell table:style-name="ce145" table:number-columns-repeated="2"/>
          <table:table-cell table:style-name="ce186"/>
          <table:table-cell table:style-name="ce206" table:number-columns-repeated="245"/>
        </table:table-row>
        <table:table-row table:style-name="ro1">
          <table:table-cell table:style-name="ce209"/>
          <table:table-cell table:style-name="ce48"/>
          <table:table-cell table:style-name="ce104"/>
          <table:table-cell table:style-name="ce52"/>
          <table:table-cell table:style-name="ce114"/>
          <table:table-cell table:style-name="ce228"/>
          <table:table-cell table:style-name="ce58"/>
          <table:table-cell table:style-name="ce228"/>
          <table:table-cell table:style-name="ce206"/>
          <table:table-cell table:style-name="ce59"/>
          <table:table-cell table:style-name="ce243"/>
          <table:table-cell table:style-name="ce206" table:number-columns-repeated="245"/>
        </table:table-row>
        <table:table-row table:style-name="ro1">
          <table:table-cell table:style-name="ce209"/>
          <table:table-cell table:style-name="ce47"/>
          <table:table-cell table:style-name="ce104"/>
          <table:table-cell table:style-name="ce110"/>
          <table:table-cell table:style-name="ce114"/>
          <table:table-cell table:style-name="ce58" table:number-columns-repeated="3"/>
          <table:table-cell table:style-name="ce145"/>
          <table:table-cell table:style-name="ce57"/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" table:number-rows-repeated="3">
          <table:table-cell table:style-name="ce209"/>
          <table:table-cell table:style-name="ce48"/>
          <table:table-cell table:style-name="ce104"/>
          <table:table-cell table:style-name="ce110"/>
          <table:table-cell table:style-name="ce58" table:number-columns-repeated="4"/>
          <table:table-cell table:style-name="ce145"/>
          <table:table-cell table:style-name="ce57"/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">
          <table:table-cell table:style-name="ce209"/>
          <table:table-cell table:style-name="ce48"/>
          <table:table-cell table:style-name="ce104"/>
          <table:table-cell table:style-name="ce110"/>
          <table:table-cell table:style-name="ce58" table:number-columns-repeated="3"/>
          <table:table-cell table:style-name="ce236"/>
          <table:table-cell table:style-name="ce145"/>
          <table:table-cell table:style-name="ce57"/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" table:number-rows-repeated="2">
          <table:table-cell table:style-name="ce209"/>
          <table:table-cell table:style-name="ce48"/>
          <table:table-cell table:style-name="ce104"/>
          <table:table-cell table:style-name="ce110"/>
          <table:table-cell table:style-name="ce58" table:number-columns-repeated="4"/>
          <table:table-cell table:style-name="ce145"/>
          <table:table-cell table:style-name="ce57"/>
          <table:table-cell table:style-name="ce186"/>
          <table:table-cell table:style-name="ce189"/>
          <table:table-cell table:style-name="ce194" table:number-columns-repeated="235"/>
          <table:table-cell table:style-name="ce201" table:number-columns-repeated="9"/>
        </table:table-row>
        <table:table-row table:style-name="ro1">
          <table:table-cell table:style-name="ce209"/>
          <table:table-cell table:style-name="ce48"/>
          <table:table-cell table:style-name="ce105"/>
          <table:table-cell table:style-name="ce110"/>
          <table:table-cell table:style-name="ce58" table:number-columns-repeated="4"/>
          <table:table-cell table:style-name="ce145"/>
          <table:table-cell table:style-name="ce57"/>
          <table:table-cell table:style-name="ce186" table:number-columns-repeated="2"/>
          <table:table-cell table:style-name="ce197" table:number-columns-repeated="235"/>
          <table:table-cell table:style-name="ce202" table:number-columns-repeated="8"/>
          <table:table-cell table:style-name="ce203"/>
        </table:table-row>
        <table:table-row table:style-name="ro1" table:number-rows-repeated="4">
          <table:table-cell table:style-name="ce88"/>
          <table:table-cell table:style-name="ce206" table:number-columns-repeated="9"/>
          <table:table-cell table:style-name="ce228"/>
          <table:table-cell table:style-name="ce206" table:number-columns-repeated="245"/>
        </table:table-row>
        <table:table-row table:style-name="ro1" table:number-rows-repeated="49">
          <table:table-cell table:style-name="ce206" table:number-columns-repeated="10"/>
          <table:table-cell table:style-name="ce228"/>
          <table:table-cell table:style-name="ce206" table:number-columns-repeated="245"/>
        </table:table-row>
        <table:table-row table:style-name="ro1" table:number-rows-repeated="65428">
          <table:table-cell table:style-name="ce206" table:number-columns-repeated="256"/>
        </table:table-row>
        <table:table-row table:style-name="ro1" table:number-rows-repeated="983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49" table:default-cell-style-name="Default"/>
        <table:table-column table:style-name="co8" table:default-cell-style-name="Default"/>
        <table:table-row table:style-name="ro33">
          <table:table-cell table:style-name="ce260" office:value-type="string" table:number-columns-spanned="4" table:number-rows-spanned="2">
            <text:p>WCM Regression Tests List in AIO</text:p>
          </table:table-cell>
          <table:covered-table-cell table:style-name="ce260"/>
          <table:covered-table-cell table:style-name="ce260"/>
          <table:covered-table-cell table:style-name="ce271"/>
          <table:table-cell table:style-name="ce271"/>
          <table:table-cell table:style-name="ce270" office:value-type="string" table:number-columns-spanned="1" table:number-rows-spanned="3">
            <text:p>Total cases</text:p>
          </table:table-cell>
          <table:table-cell table:number-columns-repeated="2"/>
          <table:table-cell table:style-name="ce248"/>
          <table:table-cell table:number-columns-repeated="247"/>
        </table:table-row>
        <table:table-row table:style-name="ro33">
          <table:covered-table-cell table:style-name="ce261"/>
          <table:covered-table-cell table:style-name="ce261"/>
          <table:covered-table-cell table:style-name="ce261"/>
          <table:covered-table-cell table:style-name="ce271"/>
          <table:table-cell table:style-name="ce271"/>
          <table:covered-table-cell table:style-name="ce275"/>
          <table:table-cell table:number-columns-repeated="2"/>
          <table:table-cell table:style-name="ce248"/>
          <table:table-cell table:number-columns-repeated="247"/>
        </table:table-row>
        <table:table-row table:style-name="ro34">
          <table:table-cell table:style-name="ce262" office:value-type="string">
            <text:p>Id</text:p>
          </table:table-cell>
          <table:table-cell table:style-name="ce262" office:value-type="string">
            <text:p>Product</text:p>
          </table:table-cell>
          <table:table-cell table:style-name="ce270" office:value-type="string">
            <text:p>Functionality</text:p>
          </table:table-cell>
          <table:table-cell table:style-name="ce270" office:value-type="string">
            <text:p>Bug summary</text:p>
          </table:table-cell>
          <table:table-cell table:style-name="ce270" office:value-type="string">
            <text:p>Product bugID</text:p>
          </table:table-cell>
          <table:covered-table-cell table:style-name="ce275"/>
          <table:table-cell table:number-columns-repeated="2"/>
          <table:table-cell table:style-name="ce248"/>
          <table:table-cell table:number-columns-repeated="247"/>
        </table:table-row>
        <table:table-row table:style-name="ro34">
          <table:table-cell table:style-name="ce263" office:value-type="string" table:number-columns-spanned="6" table:number-rows-spanned="1">
            <text:p>Bugs v.1.6.5</text:p>
          </table:table-cell>
          <table:covered-table-cell table:style-name="ce262"/>
          <table:covered-table-cell table:style-name="ce270"/>
          <table:covered-table-cell table:style-name="ce270"/>
          <table:covered-table-cell table:style-name="ce270"/>
          <table:covered-table-cell table:style-name="ce275"/>
          <table:table-cell table:number-columns-repeated="2"/>
          <table:table-cell table:style-name="ce248"/>
          <table:table-cell table:number-columns-repeated="247"/>
        </table:table-row>
        <table:table-row table:style-name="ro7">
          <table:table-cell table:style-name="ce264" office:value-type="string">
            <text:p>REG_AIO165_WCM_001</text:p>
          </table:table-cell>
          <table:table-cell table:style-name="ce267" office:value-type="string">
            <text:p>WCM</text:p>
          </table:table-cell>
          <table:table-cell table:style-name="ce267" office:value-type="string">
            <text:p>Download</text:p>
          </table:table-cell>
          <table:table-cell table:style-name="ce272" office:value-type="string">
            <text:p>Can not download an uploaded document in PCV portlet</text:p>
          </table:table-cell>
          <table:table-cell table:style-name="ce272" office:value-type="string">
            <text:p>WCM-2157 CCP-147</text:p>
          </table:table-cell>
          <table:table-cell table:style-name="ce276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279"/>
          <table:table-cell table:style-name="ce281"/>
          <table:table-cell table:style-name="ce283" table:number-columns-repeated="243"/>
          <table:table-cell table:style-name="ce248" table:number-columns-repeated="5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Publish</text:p>
          </table:table-cell>
          <table:table-cell table:style-name="ce181" office:value-type="string">
            <text:p>Content edition is not considered after publication</text:p>
          </table:table-cell>
          <table:table-cell table:style-name="ce181" office:value-type="string">
            <text:p>WCM-2727 CCP-346</text:p>
          </table:table-cell>
          <table:table-cell table:style-name="ce277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35">
          <table:table-cell table:style-name="ce47" office:value-type="string">
            <text:p>REG_AIO165_WCM_00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Newsletter</text:p>
          </table:table-cell>
          <table:table-cell table:style-name="ce181" office:value-type="string">
            <text:p>Newsletter mail's validator does not REG_WCM_ALLow a multiple domain names in address mail</text:p>
          </table:table-cell>
          <table:table-cell table:style-name="ce181" office:value-type="string">
            <text:p>WCM-2782 CCP-386</text:p>
          </table:table-cell>
          <table:table-cell table:style-name="ce277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Publish</text:p>
          </table:table-cell>
          <table:table-cell table:style-name="ce181" office:value-type="string">
            <text:p>IE 7 crash when publishing content after image resize with Shift button pressed</text:p>
          </table:table-cell>
          <table:table-cell table:style-name="ce181" office:value-type="string">
            <text:p>WCM-2715 CCP-329</text:p>
          </table:table-cell>
          <table:table-cell table:style-name="ce277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CLV</text:p>
          </table:table-cell>
          <table:table-cell table:style-name="ce183" office:value-type="string">
            <text:p>Label categories are not traduced in clv edition</text:p>
          </table:table-cell>
          <table:table-cell table:style-name="ce183" office:value-type="string">
            <text:p>WCM-2781 CCP-384</text:p>
          </table:table-cell>
          <table:table-cell table:style-name="ce278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Localized content</text:p>
          </table:table-cell>
          <table:table-cell table:style-name="ce181" office:value-type="string">
            <text:p>Patch for "Cannot view localised wcm content ( exo:webcontent .... )"</text:p>
          </table:table-cell>
          <table:table-cell table:style-name="ce181" office:value-type="string">
            <text:p>WCM-2628 CCP-247</text:p>
          </table:table-cell>
          <table:table-cell table:style-name="ce277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Search</text:p>
          </table:table-cell>
          <table:table-cell table:style-name="ce181" office:value-type="string">
            <text:p>Search result - wrong translation of results' number</text:p>
          </table:table-cell>
          <table:table-cell table:style-name="ce181" office:value-type="string">
            <text:p>WCM-2757 CCP-377</text:p>
          </table:table-cell>
          <table:table-cell table:style-name="ce277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Search</text:p>
          </table:table-cell>
          <table:table-cell table:style-name="ce181" office:value-type="string">
            <text:p>Search result - wrong traduction when there's no result</text:p>
          </table:table-cell>
          <table:table-cell table:style-name="ce181" office:value-type="string">
            <text:p>WCM-2754 CCP-373</text:p>
          </table:table-cell>
          <table:table-cell table:style-name="ce277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Form Generator</text:p>
          </table:table-cell>
          <table:table-cell table:style-name="ce181" office:value-type="string">
            <text:p>A bad translation of a label in Form Generator Portlet</text:p>
          </table:table-cell>
          <table:table-cell table:style-name="ce181" office:value-type="string">
            <text:p>WCM-2755 CCP-374</text:p>
          </table:table-cell>
          <table:table-cell table:style-name="ce277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Language</text:p>
          </table:table-cell>
          <table:table-cell table:style-name="ce181" office:value-type="string">
            <text:p>Mistakes in french internationalization</text:p>
          </table:table-cell>
          <table:table-cell table:style-name="ce181" office:value-type="string">
            <text:p>WCM-2687 CCP-300</text:p>
          </table:table-cell>
          <table:table-cell table:style-name="ce277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Sorting</text:p>
          </table:table-cell>
          <table:table-cell table:style-name="ce181" office:value-type="string">
            <text:p>Problems with Sorting Mechanism</text:p>
          </table:table-cell>
          <table:table-cell table:style-name="ce181" office:value-type="string">
            <text:p>WCM-2728 CCP-347</text:p>
          </table:table-cell>
          <table:table-cell table:style-name="ce277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181" office:value-type="string">
            <text:p>Problem with portlet presentation:StringIndexOutOfBoundsException</text:p>
          </table:table-cell>
          <table:table-cell table:style-name="ce181" office:value-type="string">
            <text:p>WCM-2744 CCP-359</text:p>
          </table:table-cell>
          <table:table-cell table:style-name="ce277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Manage taxonomy</text:p>
          </table:table-cell>
          <table:table-cell table:style-name="ce181" office:value-type="string">
            <text:p>Problem with manage taxonomy</text:p>
          </table:table-cell>
          <table:table-cell table:style-name="ce181" office:value-type="string">
            <text:p>WCM-2745 CCP-360</text:p>
          </table:table-cell>
          <table:table-cell table:style-name="ce277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PCLV</text:p>
          </table:table-cell>
          <table:table-cell table:style-name="ce181" office:value-type="string">
            <text:p>Error while setting a page with PCLV portlet</text:p>
          </table:table-cell>
          <table:table-cell table:style-name="ce181" office:value-type="string">
            <text:p>WCM-2753 CCP-368</text:p>
          </table:table-cell>
          <table:table-cell table:style-name="ce277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PCLV</text:p>
          </table:table-cell>
          <table:table-cell table:style-name="ce181" office:value-type="string">
            <text:p>Problem in downloading binary from PCLV</text:p>
          </table:table-cell>
          <table:table-cell table:style-name="ce181" office:value-type="string">
            <text:p>WCM-2746 CCP-362</text:p>
          </table:table-cell>
          <table:table-cell table:style-name="ce277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181" office:value-type="string">
            <text:p>Problem with "Add a site page link " on FCKEDITOR</text:p>
          </table:table-cell>
          <table:table-cell table:style-name="ce181" office:value-type="string">
            <text:p>WCM-2717 CCP-332</text:p>
          </table:table-cell>
          <table:table-cell table:style-name="ce277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Publish</text:p>
          </table:table-cell>
          <table:table-cell table:style-name="ce181" office:value-type="string">
            <text:p>Publication problems</text:p>
          </table:table-cell>
          <table:table-cell table:style-name="ce181" office:value-type="string">
            <text:p>WCM-2723 CCP-344</text:p>
          </table:table-cell>
          <table:table-cell table:style-name="ce277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273" office:value-type="string">
            <text:p>WCM Content Selector: does not show content of a folder when switchin</text:p>
          </table:table-cell>
          <table:table-cell table:style-name="ce181" office:value-type="string">
            <text:p>WCM-2788 CCP-392</text:p>
          </table:table-cell>
          <table:table-cell table:style-name="ce277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181" office:value-type="string">
            <text:p>Links in viewMode are not underlined</text:p>
          </table:table-cell>
          <table:table-cell table:style-name="ce181" office:value-type="string">
            <text:p>WCM-2227 CCP-328</text:p>
          </table:table-cell>
          <table:table-cell table:style-name="ce277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36">
          <table:table-cell table:style-name="ce47" office:value-type="string">
            <text:p>REG_AIO165_WCM_02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CLV</text:p>
          </table:table-cell>
          <table:table-cell table:style-name="ce273" office:value-type="string">
            <text:p>Error when selecting a content in search result tab of CLV</text:p>
          </table:table-cell>
          <table:table-cell table:style-name="ce181" office:value-type="string">
            <text:p>WCM-2751 CCP-371</text:p>
          </table:table-cell>
          <table:table-cell table:style-name="ce277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280"/>
          <table:table-cell table:style-name="ce282"/>
          <table:table-cell table:style-name="ce283"/>
          <table:table-cell table:style-name="ce280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CLV</text:p>
          </table:table-cell>
          <table:table-cell table:style-name="ce273" office:value-type="string">
            <text:p>Inversion of content's list in CLV at every validation</text:p>
          </table:table-cell>
          <table:table-cell table:style-name="ce181" office:value-type="string">
            <text:p>WCM-2721 CCP-343</text:p>
          </table:table-cell>
          <table:table-cell table:style-name="ce277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282"/>
          <table:table-cell table:style-name="ce283"/>
          <table:table-cell table:number-columns-repeated="247"/>
        </table:table-row>
        <table:table-row table:style-name="ro35">
          <table:table-cell table:style-name="ce47" office:value-type="string">
            <text:p>REG_AIO165_WCM_02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FCC</text:p>
          </table:table-cell>
          <table:table-cell table:style-name="ce181" office:value-type="string">
            <text:p>Changes in FCC action's parameters are not taken in consideration</text:p>
          </table:table-cell>
          <table:table-cell table:style-name="ce181" office:value-type="string">
            <text:p>WCM-2689</text:p>
            <text:p>ECM-5237 CCP-303</text:p>
          </table:table-cell>
          <table:table-cell table:style-name="ce277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282"/>
          <table:table-cell table:style-name="ce283"/>
          <table:table-cell table:number-columns-repeated="247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7" office:value-type="string">
            <text:p>WCM-2822 CCP-426</text:p>
          </table:table-cell>
          <table:table-cell table:style-name="ce277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282"/>
          <table:table-cell table:style-name="ce283"/>
          <table:table-cell table:number-columns-repeated="247"/>
        </table:table-row>
        <table:table-row table:style-name="ro1">
          <table:table-cell table:style-name="ce263" office:value-type="string" table:number-columns-spanned="8" table:number-rows-spanned="1">
            <text:p>Bugs v.1.6.6</text:p>
          </table:table-cell>
          <table:covered-table-cell table:style-name="ce268"/>
          <table:covered-table-cell table:style-name="ce268"/>
          <table:covered-table-cell table:style-name="ce51"/>
          <table:covered-table-cell table:style-name="ce57"/>
          <table:covered-table-cell table:style-name="ce277"/>
          <table:covered-table-cell/>
          <table:covered-table-cell table:style-name="ce282"/>
          <table:table-cell table:style-name="ce283" table:formula="of:=CONCATENATE([.E28];&quot; &quot;;[.H28])" office:value-type="string" office:string-value=" ">
            <text:p><text:s/></text:p>
          </table:table-cell>
          <table:table-cell table:number-columns-repeated="247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8" office:value-type="string">
            <text:p>WCM-2816 CCP-422</text:p>
          </table:table-cell>
          <table:table-cell table:style-name="ce277" table:formula="of:=SUMPRODUCT((['Bugs_v1.6.6'.B$7:'Bugs_v1.6.6'.B$854]=[.$A29])*(['Bugs_v1.6.6'.A$7:'Bugs_v1.6.6'.A$854]&lt;&gt;&quot;&quot;))" office:value-type="float" office:value="1">
            <text:p>1</text:p>
          </table:table-cell>
          <table:table-cell table:style-name="ce266"/>
          <table:table-cell table:style-name="ce28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0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77" table:formula="of:=SUMPRODUCT((['Bugs_v1.6.6'.B$7:'Bugs_v1.6.6'.B$854]=[.$A30])*(['Bugs_v1.6.6'.A$7:'Bugs_v1.6.6'.A$854]&lt;&gt;&quot;&quot;))" office:value-type="float" office:value="1">
            <text:p>1</text:p>
          </table:table-cell>
          <table:table-cell table:style-name="ce266"/>
          <table:table-cell table:style-name="ce28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77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266"/>
          <table:table-cell table:style-name="ce28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77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77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77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266"/>
          <table:table-cell table:style-name="ce28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77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266"/>
          <table:table-cell table:style-name="ce28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77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266"/>
          <table:table-cell table:style-name="ce28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09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77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10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77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266"/>
          <table:table-cell table:style-name="ce49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77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266"/>
          <table:table-cell table:style-name="ce49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77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77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77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77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6_WCM_016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77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77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77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266"/>
          <table:table-cell table:style-name="ce48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">
          <table:table-cell table:style-name="ce263" office:value-type="string" table:number-columns-spanned="8" table:number-rows-spanned="1">
            <text:p>Bugs v.1.6.8</text:p>
          </table:table-cell>
          <table:covered-table-cell table:style-name="ce268"/>
          <table:covered-table-cell table:style-name="ce268"/>
          <table:covered-table-cell table:style-name="ce53"/>
          <table:covered-table-cell table:style-name="ce52"/>
          <table:covered-table-cell table:style-name="ce277"/>
          <table:covered-table-cell table:style-name="ce266"/>
          <table:covered-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77" table:formula="of:=SUMPRODUCT((['Bugs_v1.6.8'.B$7:'Bugs_v1.6.8'.B$854]=[.$A48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77" table:formula="of:=SUMPRODUCT((['Bugs_v1.6.8'.B$7:'Bugs_v1.6.8'.B$854]=[.$A49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77" table:formula="of:=SUMPRODUCT((['Bugs_v1.6.8'.B$7:'Bugs_v1.6.8'.B$854]=[.$A50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0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77" table:formula="of:=SUMPRODUCT((['Bugs_v1.6.8'.B$7:'Bugs_v1.6.8'.B$854]=[.$A51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77" table:formula="of:=SUMPRODUCT((['Bugs_v1.6.8'.B$7:'Bugs_v1.6.8'.B$854]=[.$A52])*(['Bugs_v1.6.8'.A$7:'Bugs_v1.6.8'.A$854]&lt;&gt;&quot;&quot;))" office:value-type="float" office:value="4">
            <text:p>4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77" table:formula="of:=SUMPRODUCT((['Bugs_v1.6.8'.B$7:'Bugs_v1.6.8'.B$854]=[.$A53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77" table:formula="of:=SUMPRODUCT((['Bugs_v1.6.8'.B$7:'Bugs_v1.6.8'.B$854]=[.$A54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08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77" table:formula="of:=SUMPRODUCT((['Bugs_v1.6.8'.B$7:'Bugs_v1.6.8'.B$854]=[.$A55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09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77" table:formula="of:=SUMPRODUCT((['Bugs_v1.6.8'.B$7:'Bugs_v1.6.8'.B$854]=[.$A56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77" table:formula="of:=SUMPRODUCT((['Bugs_v1.6.8'.B$7:'Bugs_v1.6.8'.B$854]=[.$A57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77" table:formula="of:=SUMPRODUCT((['Bugs_v1.6.8'.B$7:'Bugs_v1.6.8'.B$854]=[.$A58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2">
          <table:table-cell table:style-name="ce48" office:value-type="string">
            <text:p>REG_AIO168_WCM_012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77" table:formula="of:=SUMPRODUCT((['Bugs_v1.6.8'.B$7:'Bugs_v1.6.8'.B$854]=[.$A59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77" table:formula="of:=SUMPRODUCT((['Bugs_v1.6.8'.B$7:'Bugs_v1.6.8'.B$854]=[.$A60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274" office:value-type="string">
            <text:p>Quick edit icons of portlet in column container lost when editing page using IE7 </text:p>
          </table:table-cell>
          <table:table-cell table:style-name="ce59" office:value-type="string">
            <text:p><text:a xlink:href="https://jira.exoplatform.org/browse/WCM-2948">WCM-2948</text:a> </text:p>
            <text:p><text:span text:style-name="T3">CCP-590</text:span></text:p>
          </table:table-cell>
          <table:table-cell table:style-name="ce277" table:formula="of:=SUMPRODUCT((['Bugs_v1.6.8'.B$7:'Bugs_v1.6.8'.B$854]=[.$A61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SCV</text:p>
          </table:table-cell>
          <table:table-cell table:style-name="ce274" office:value-type="string">
            <text:p>Link can't be distinguished in fck editor edit mode</text:p>
          </table:table-cell>
          <table:table-cell table:style-name="ce206" office:value-type="string">
            <text:p><text:span text:style-name="T15"><text:a xlink:href="https://jira.exoplatform.org/browse/WCM-2823">WCM-2823</text:a></text:span><text:span text:style-name="T15"> </text:span></text:p>
            <text:p>CCP-427</text:p>
          </table:table-cell>
          <table:table-cell table:style-name="ce277" table:formula="of:=SUMPRODUCT((['Bugs_v1.6.8'.B$7:'Bugs_v1.6.8'.B$854]=[.$A62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CLV</text:p>
          </table:table-cell>
          <table:table-cell table:style-name="ce181" office:value-type="string">
            <text:p>Taxonomy display error in the CLV categories:encoding problem</text:p>
          </table:table-cell>
          <table:table-cell table:style-name="ce181" office:value-type="string">
            <text:p>WCM-2688</text:p>
            <text:p>CCP-302</text:p>
          </table:table-cell>
          <table:table-cell table:style-name="ce277" table:formula="of:=SUMPRODUCT((['Bugs_v1.6.8'.B$7:'Bugs_v1.6.8'.B$854]=[.$A63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CLV</text:p>
          </table:table-cell>
          <table:table-cell table:style-name="ce181" office:value-type="string">
            <text:p>Error in research when writing characters * and -</text:p>
          </table:table-cell>
          <table:table-cell table:style-name="ce59" office:value-type="string">
            <text:p><text:a xlink:href="https://jira.exoplatform.org/browse/WCM-2956">WCM-2956</text:a> </text:p>
            <text:p><text:span text:style-name="T3">CCP-713</text:span></text:p>
          </table:table-cell>
          <table:table-cell table:style-name="ce277" table:formula="of:=SUMPRODUCT((['Bugs_v1.6.8'.B$7:'Bugs_v1.6.8'.B$854]=[.$A64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Publish</text:p>
          </table:table-cell>
          <table:table-cell table:style-name="ce181" office:value-type="string">
            <text:p>Cache &amp; Categories with publication errors</text:p>
          </table:table-cell>
          <table:table-cell table:style-name="ce181" office:value-type="string">
            <text:p>WCM-2725 CCP-345</text:p>
          </table:table-cell>
          <table:table-cell table:style-name="ce277" table:formula="of:=SUMPRODUCT((['Bugs_v1.6.8'.B$7:'Bugs_v1.6.8'.B$854]=[.$A65])*(['Bugs_v1.6.8'.A$7:'Bugs_v1.6.8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1">
          <table:table-cell table:style-name="ce263" office:value-type="string" table:number-columns-spanned="8" table:number-rows-spanned="1">
            <text:p>Bugs v.1.6.9</text:p>
          </table:table-cell>
          <table:covered-table-cell table:style-name="ce268"/>
          <table:covered-table-cell table:style-name="ce268"/>
          <table:covered-table-cell table:style-name="ce53"/>
          <table:covered-table-cell table:style-name="ce52"/>
          <table:covered-table-cell table:style-name="ce277"/>
          <table:covered-table-cell table:style-name="ce266"/>
          <table:covered-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7">
          <table:table-cell table:style-name="ce47" office:value-type="string">
            <text:p>REG_AIO169_WCM_001</text:p>
          </table:table-cell>
          <table:table-cell table:style-name="ce268" office:value-type="string">
            <text:p>WCM</text:p>
          </table:table-cell>
          <table:table-cell table:style-name="ce268" office:value-type="string">
            <text:p>WCM</text:p>
          </table:table-cell>
          <table:table-cell table:style-name="ce55" office:value-type="string">
            <text:p>Links are displayed not underlined when visited </text:p>
          </table:table-cell>
          <table:table-cell table:style-name="ce60" office:value-type="string">
            <text:p>WCM-2992</text:p>
            <text:p>CCP-810</text:p>
          </table:table-cell>
          <table:table-cell table:style-name="ce277" table:formula="of:=SUMPRODUCT((['Bugs_v1.6.9'.B$7:'Bugs_v1.6.9'.B$854]=[.$A67])*(['Bugs_v1.6.9'.A$7:'Bugs_v1.6.9'.A$854]&lt;&gt;&quot;&quot;))" office:value-type="float" office:value="1">
            <text:p>1</text:p>
          </table:table-cell>
          <table:table-cell table:style-name="ce266"/>
          <table:table-cell table:style-name="ce52"/>
          <table:table-cell table:style-name="ce283"/>
          <table:table-cell table:style-name="ce266" table:number-columns-repeated="242"/>
          <table:table-cell table:number-columns-repeated="5"/>
        </table:table-row>
        <table:table-row table:style-name="ro37">
          <table:table-cell table:style-name="ce265" office:value-type="string" table:number-columns-spanned="5" table:number-rows-spanned="1">
            <text:p>Total</text:p>
          </table:table-cell>
          <table:covered-table-cell table:style-name="ce269"/>
          <table:covered-table-cell table:style-name="ce269"/>
          <table:covered-table-cell table:style-name="ce269"/>
          <table:covered-table-cell table:style-name="ce268"/>
          <table:table-cell table:style-name="ce265" table:formula="of:=SUM([.F5:.F67])" office:value-type="float" office:value="63">
            <text:p>63</text:p>
          </table:table-cell>
          <table:table-cell table:style-name="ce266"/>
          <table:table-cell table:style-name="ce49"/>
          <table:table-cell table:style-name="ce284"/>
          <table:table-cell table:style-name="ce266" table:number-columns-repeated="242"/>
          <table:table-cell table:number-columns-repeated="5"/>
        </table:table-row>
        <table:table-row table:style-name="ro1" table:number-rows-repeated="65466">
          <table:table-cell table:style-name="ce266" table:number-columns-repeated="8"/>
          <table:table-cell table:style-name="ce284"/>
          <table:table-cell table:style-name="ce266" table:number-columns-repeated="242"/>
          <table:table-cell table:number-columns-repeated="5"/>
        </table:table-row>
        <table:table-row table:style-name="ro1" table:number-rows-repeated="4">
          <table:table-cell table:number-columns-repeated="8"/>
          <table:table-cell table:style-name="ce248"/>
          <table:table-cell table:number-columns-repeated="247"/>
        </table:table-row>
        <table:table-row table:style-name="ro1" table:number-rows-repeated="9830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range table:name="Cont_30" table:base-cell-address="$Cover.$G$19" table:cell-range-address="$'Bugs_v1.6.5'.$B$7:.$H$14"/>
        <table:named-range table:name="Cont_31" table:base-cell-address="$Cover.$G$36" table:cell-range-address="$'Bugs_v1.6.5'.$B$15:.$H$69"/>
        <table:named-range table:name="Search_contact" table:base-cell-address="$Cover.$H$82" table:cell-range-address="$'Bugs_v1.6.5'.$E$7:.$H$69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5">04/05/2011</text:date>, <text:time>10:3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05T10:38:45</dc:date>
    <meta:print-date>2008-06-17T00:45:47</meta:print-date>
    <meta:editing-cycles>912</meta:editing-cycles>
    <meta:editing-duration>PT373H18M20S</meta:editing-duration>
    <dc:creator>exoplatform </dc:creator>
    <meta:document-statistic meta:table-count="7" meta:cell-count="2762" meta:object-count="1"/>
    <meta:user-defined meta:name="Info 1"/>
    <meta:user-defined meta:name="Info 2"/>
    <meta:user-defined meta:name="Info 3"/>
    <meta:user-defined meta:name="Info 4"/>
  </office:meta>
</office:document-meta>
</file>